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9.37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57.49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75.7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2.05mm"/>
    </style:style>
    <style:style style:name="co11" style:family="table-column">
      <style:table-column-properties fo:break-before="auto" style:column-width="37.08mm"/>
    </style:style>
    <style:style style:name="co12" style:family="table-column">
      <style:table-column-properties fo:break-before="auto" style:column-width="69.34mm"/>
    </style:style>
    <style:style style:name="co13" style:family="table-column">
      <style:table-column-properties fo:break-before="auto" style:column-width="57.22mm"/>
    </style:style>
    <style:style style:name="co14" style:family="table-column">
      <style:table-column-properties fo:break-before="auto" style:column-width="59.55mm"/>
    </style:style>
    <style:style style:name="co15" style:family="table-column">
      <style:table-column-properties fo:break-before="auto" style:column-width="43.44mm"/>
    </style:style>
    <style:style style:name="co16" style:family="table-column">
      <style:table-column-properties fo:break-before="auto" style:column-width="56.76mm"/>
    </style:style>
    <style:style style:name="co17" style:family="table-column">
      <style:table-column-properties fo:break-before="auto" style:column-width="59.06mm"/>
    </style:style>
    <style:style style:name="co19" style:family="table-column">
      <style:table-column-properties fo:break-before="auto" style:column-width="60.06mm"/>
    </style:style>
    <style:style style:name="co20" style:family="table-column">
      <style:table-column-properties fo:break-before="auto" style:column-width="30.18mm"/>
    </style:style>
    <style:style style:name="co21" style:family="table-column">
      <style:table-column-properties fo:break-before="auto" style:column-width="37.02mm"/>
    </style:style>
    <style:style style:name="co22" style:family="table-column">
      <style:table-column-properties fo:break-before="auto" style:column-width="28.38mm"/>
    </style:style>
    <style:style style:name="ro1" style:family="table-row">
      <style:table-row-properties style:row-height="16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1.82mm" fo:break-before="auto" style:use-optimal-row-height="true"/>
    </style:style>
    <style:style style:name="ro4" style:family="table-row">
      <style:table-row-properties style:row-height="8.61mm" fo:break-before="auto" style:use-optimal-row-height="true"/>
    </style:style>
    <style:style style:name="ro5" style:family="table-row">
      <style:table-row-properties style:row-height="61.07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26" style:family="table-row">
      <style:table-row-properties style:row-height="4.53mm" fo:break-before="auto" style:use-optimal-row-height="true"/>
    </style:style>
    <style:style style:name="ro40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20.27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16.32mm" fo:break-before="auto" style:use-optimal-row-height="true"/>
    </style:style>
    <style:style style:name="ro13" style:family="table-row">
      <style:table-row-properties style:row-height="16.74mm" fo:break-before="auto" style:use-optimal-row-height="true"/>
    </style:style>
    <style:style style:name="ro14" style:family="table-row">
      <style:table-row-properties style:row-height="25.12mm" fo:break-before="auto" style:use-optimal-row-height="false"/>
    </style:style>
    <style:style style:name="ro15" style:family="table-row">
      <style:table-row-properties style:row-height="36.05mm" fo:break-before="auto" style:use-optimal-row-height="true"/>
    </style:style>
    <style:style style:name="ro16" style:family="table-row">
      <style:table-row-properties style:row-height="17.04mm" fo:break-before="auto" style:use-optimal-row-height="true"/>
    </style:style>
    <style:style style:name="ro17" style:family="table-row">
      <style:table-row-properties style:row-height="29.92mm" fo:break-before="auto" style:use-optimal-row-height="false"/>
    </style:style>
    <style:style style:name="ro18" style:family="table-row">
      <style:table-row-properties style:row-height="66.08mm" fo:break-before="auto" style:use-optimal-row-height="false"/>
    </style:style>
    <style:style style:name="ro19" style:family="table-row">
      <style:table-row-properties style:row-height="18.66mm" fo:break-before="auto" style:use-optimal-row-height="false"/>
    </style:style>
    <style:style style:name="ro20" style:family="table-row">
      <style:table-row-properties style:row-height="62.92mm" fo:break-before="auto" style:use-optimal-row-height="false"/>
    </style:style>
    <style:style style:name="ro21" style:family="table-row">
      <style:table-row-properties style:row-height="13.86mm" fo:break-before="auto" style:use-optimal-row-height="false"/>
    </style:style>
    <style:style style:name="ro22" style:family="table-row">
      <style:table-row-properties style:row-height="24.64mm" fo:break-before="auto" style:use-optimal-row-height="false"/>
    </style:style>
    <style:style style:name="ro23" style:family="table-row">
      <style:table-row-properties style:row-height="50.55mm" fo:break-before="auto" style:use-optimal-row-height="false"/>
    </style:style>
    <style:style style:name="ro24" style:family="table-row">
      <style:table-row-properties style:row-height="42.12mm" fo:break-before="auto" style:use-optimal-row-height="false"/>
    </style:style>
    <style:style style:name="ro25" style:family="table-row">
      <style:table-row-properties style:row-height="18.89mm" fo:break-before="auto" style:use-optimal-row-height="false"/>
    </style:style>
    <style:style style:name="ro27" style:family="table-row">
      <style:table-row-properties style:row-height="50.8mm" fo:break-before="auto" style:use-optimal-row-height="false"/>
    </style:style>
    <style:style style:name="ro28" style:family="table-row">
      <style:table-row-properties style:row-height="43.96mm" fo:break-before="auto" style:use-optimal-row-height="true"/>
    </style:style>
    <style:style style:name="ro29" style:family="table-row">
      <style:table-row-properties style:row-height="8.94mm" fo:break-before="auto" style:use-optimal-row-height="true"/>
    </style:style>
    <style:style style:name="ro30" style:family="table-row">
      <style:table-row-properties style:row-height="39.48mm" fo:break-before="auto" style:use-optimal-row-height="false"/>
    </style:style>
    <style:style style:name="ro31" style:family="table-row">
      <style:table-row-properties style:row-height="17.94mm" fo:break-before="auto" style:use-optimal-row-height="false"/>
    </style:style>
    <style:style style:name="ro32" style:family="table-row">
      <style:table-row-properties style:row-height="22.24mm" fo:break-before="auto" style:use-optimal-row-height="false"/>
    </style:style>
    <style:style style:name="ro33" style:family="table-row">
      <style:table-row-properties style:row-height="46.43mm" fo:break-before="auto" style:use-optimal-row-height="false"/>
    </style:style>
    <style:style style:name="ro34" style:family="table-row">
      <style:table-row-properties style:row-height="6.21mm" fo:break-before="auto" style:use-optimal-row-height="false"/>
    </style:style>
    <style:style style:name="ro35" style:family="table-row">
      <style:table-row-properties style:row-height="4.52mm" fo:break-before="auto" style:use-optimal-row-height="false"/>
    </style:style>
    <style:style style:name="ro36" style:family="table-row">
      <style:table-row-properties style:row-height="26.16mm" fo:break-before="auto" style:use-optimal-row-height="false"/>
    </style:style>
    <style:style style:name="ro37" style:family="table-row">
      <style:table-row-properties style:row-height="12.93mm" fo:break-before="auto" style:use-optimal-row-height="true"/>
    </style:style>
    <style:style style:name="ro38" style:family="table-row">
      <style:table-row-properties style:row-height="22.91mm" fo:break-before="auto" style:use-optimal-row-height="false"/>
    </style:style>
    <style:style style:name="ro39" style:family="table-row">
      <style:table-row-properties style:row-height="23.21mm" fo:break-before="auto" style:use-optimal-row-height="false"/>
    </style:style>
    <style:style style:name="ro41" style:family="table-row">
      <style:table-row-properties style:row-height="17.92mm" fo:break-before="auto" style:use-optimal-row-height="false"/>
    </style:style>
    <style:style style:name="ro42" style:family="table-row">
      <style:table-row-properties style:row-height="8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99pt solid #000000"/>
      <style:text-properties style:text-position=""/>
    </style:style>
    <style:style style:name="ce11" style:family="table-cell" style:parent-style-name="Default"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fo:background-color="#ffcc99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ffcc99"/>
      <style:text-properties style:text-position=""/>
    </style:style>
    <style:style style:name="ce7" style:family="table-cell" style:parent-style-name="Default"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cc99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3" style:family="table-cell" style:parent-style-name="Default">
      <style:table-cell-properties fo:border="0.99pt solid #000000"/>
    </style:style>
    <style:style style:name="ce24" style:family="table-cell" style:parent-style-name="Default">
      <style:text-properties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1" style:family="table-cell" style:parent-style-name="Default">
      <style:table-cell-properties fo:background-color="#ffcc00" style:text-align-source="fix" style:repeat-content="false" fo:wrap-option="no-wrap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</style:style>
    <style:style style:name="ce33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4"/>
    </style:style>
    <style:style style:name="ce35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NYI&quot;" style:apply-style-name="BACKGROUND_5f_NYI" style:base-cell-address="'ATP Menu Bar'.G4"/>
    </style:style>
    <style:style style:name="ce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10"/>
    </style:style>
    <style:style style:name="ce37" style:family="table-cell" style:parent-style-name="Default">
      <style:map style:condition="cell-content()=[$CONFIG.$A$2]" style:apply-style-name="BACKGROUND_5f_NYI" style:base-cell-address="'ATP Game Search Bar'.G3"/>
    </style:style>
    <style:style style:name="ce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Game Search Bar'.G4"/>
    </style:style>
    <style:style style:name="ce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Game Search Bar'.G5"/>
    </style:style>
    <style:style style:name="ce40" style:family="table-cell" style:parent-style-name="Default">
      <style:map style:condition="cell-content()=[$CONFIG.$A$2]" style:apply-style-name="BACKGROUND_5f_NYI" style:base-cell-address="'ATP Status Bar'.G3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Status Bar'.G4"/>
    </style:style>
    <style:style style:name="ce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Status Bar'.G5"/>
    </style:style>
    <style:style style:name="ce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Status Bar'.G6"/>
    </style:style>
    <style:style style:name="ce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Status Bar'.G7"/>
    </style:style>
    <style:style style:name="ce45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mm"/>
      <style:text-properties style:font-name="Arial" fo:font-weight="bold" style:font-name-asian="SimSun" style:font-weight-asian="bold" style:font-name-complex="Tahoma" style:font-weight-complex="bold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Arial" fo:font-weight="normal" style:font-name-asian="SimSun" style:font-weight-asian="normal" style:font-name-complex="Tahoma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4"/>
    </style:style>
    <style:style style:name="ce50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4"/>
    </style:style>
    <style:style style:name="ce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10"/>
    </style:style>
    <style:style style:name="ce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23"/>
    </style:style>
    <style:style style:name="ce53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24"/>
    </style:style>
    <style:style style:name="ce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5]" style:apply-style-name="BACKGROUND_5f_KO" style:base-cell-address="'ATP About Windows'.G4"/>
    </style:style>
    <style:style style:name="ce55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5]" style:apply-style-name="BACKGROUND_5f_KO" style:base-cell-address="'ATP About Windows'.G4"/>
    </style:style>
    <style:style style:name="ce56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mm"/>
      <style:text-properties style:font-name="Arial" fo:font-weight="normal" style:font-name-asian="SimSun" style:font-weight-asian="normal" style:font-name-complex="Tahoma" style:font-weight-complex="normal"/>
    </style:style>
    <style:style style:name="ce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4"/>
    </style:style>
    <style:style style:name="ce58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NYI&quot;" style:apply-style-name="BACKGROUND_5f_NYI" style:base-cell-address="'ATP Consoles'.G4"/>
    </style:style>
    <style:style style:name="ce59" style:family="table-cell" style:parent-style-name="Default">
      <style:map style:condition="cell-content()=&quot;NYI&quot;" style:apply-style-name="BACKGROUND_5f_NYI" style:base-cell-address="'ATP Consoles'.G4"/>
    </style:style>
    <style:style style:name="ce60" style:family="table-cell" style:parent-style-name="Default">
      <style:map style:condition="cell-content()=&quot;NYI&quot;" style:apply-style-name="BACKGROUND_5f_NYI" style:base-cell-address="'ATP Consoles'.G18"/>
    </style:style>
    <style:style style:name="ce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19"/>
    </style:style>
    <style:style style:name="ce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0"/>
    </style:style>
    <style:style style:name="ce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1"/>
    </style:style>
    <style:style style:name="ce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2"/>
    </style:style>
    <style:style style:name="ce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3"/>
    </style:style>
    <style:style style:name="ce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4"/>
    </style:style>
    <style:style style:name="ce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4"/>
    </style:style>
    <style:style style:name="ce68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2]" style:apply-style-name="BACKGROUND_5f_NYI" style:base-cell-address="'ATP Collections'.G4"/>
    </style:style>
    <style:style style:name="ce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9"/>
    </style:style>
    <style:style style:name="ce7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11"/>
    </style:style>
    <style:style style:name="ce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12"/>
    </style:style>
    <style:style style:name="ce72" style:family="table-cell" style:parent-style-name="Default">
      <style:map style:condition="cell-content()=[$CONFIG.$A$2]" style:apply-style-name="BACKGROUND_5f_NYI" style:base-cell-address="'ATP Collections'.G4"/>
    </style:style>
    <style:style style:name="ce73" style:family="table-cell" style:parent-style-name="Default">
      <style:table-cell-properties fo:border-bottom="none" fo:background-color="#729fcf" fo:border-left="none" fo:border-right="0.99pt solid #000000" fo:border-top="none"/>
    </style:style>
    <style:style style:name="ce74" style:family="table-cell" style:parent-style-name="Default">
      <style:table-cell-properties fo:border-bottom="none" fo:background-color="#83caff" fo:border-left="none" fo:border-right="0.99pt solid #000000" fo:border-top="none"/>
    </style:style>
    <style:style style:name="ce75" style:family="table-cell" style:parent-style-name="Default">
      <style:table-cell-properties fo:border-bottom="none" fo:background-color="#83caff" fo:border-left="none" fo:border-right="0.99pt solid #000000" fo:border-top="none"/>
      <style:text-properties style:font-name="Arial" style:font-name-asian="SimSun" style:font-name-complex="Tahoma"/>
    </style:style>
    <style:style style:name="ce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0" style:apply-style-name="EMPTY" style:base-cell-address="'ATP Template'.G4"/>
    </style:style>
    <style:style style:name="ce77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EMPTY" style:base-cell-address="'ATP Template'.G4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fo:language="none" fo:country="none" style:font-name-asian="Arial" style:font-size-asian="11pt" style:language-asian="none" style:country-asian="none" style:font-name-complex="Times New Roman" style:font-size-complex="11pt" style:language-complex="none" style:country-complex="none"/>
    </style:style>
    <style:style style:name="T3" style:family="text">
      <style:text-properties style:font-name="Arial" fo:font-size="11pt" fo:language="none" fo:country="none" style:font-name-asian="Arial" style:font-size-asian="11pt" style:language-asian="none" style:country-asian="none" style:font-name-complex="Times New Roman" style:font-size-complex="11pt" style:language-complex="none" style:country-complex="none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style:font-size-asian="11pt" style:font-size-complex="11pt" fo:country="none" style:country-asian="none" style:country-complex="none" style:font-name-asian="Arial" style:font-name-complex="Times New Roman"/>
    </style:style>
    <style:style style:name="T6" style:family="text">
      <style:text-properties style:font-name="Arial" fo:font-size="11pt" fo:country="none" style:country-asian="none" style:country-complex="none" style:font-name-asian="Arial" style:font-name-complex="Times New Roman" style:font-size-asian="11pt" style:font-size-complex="11pt"/>
    </style:style>
    <style:style style:name="T7" style:family="text">
      <style:text-properties style:font-name-asian="SimSun" style:font-name-complex="Tahoma"/>
    </style:style>
    <style:style style:name="T8" style:family="text">
      <style:text-properties style:font-name="Arial" style:font-name-asian="SimSun" style:font-name-complex="Tahoma"/>
    </style:style>
  </office:automatic-styles>
  <office:body>
    <office:spreadsheet>
      <table:content-validations>
        <table:content-validation table:name="val1" table:condition="of:cell-content-is-in-list(LIST_SANCTION)" table:allow-empty-cell="true" table:display-list="unsorted" table:base-cell-address="'ATP Menu Bar'.G4">
          <table:error-message table:message-type="stop" table:display="true"/>
        </table:content-validation>
        <table:content-validation table:name="val2" table:condition="of:cell-content-is-in-list(LIST_BRANCHE)" table:allow-empty-cell="true" table:display-list="unsorted" table:base-cell-address="'ATP Menu Bar'.H4">
          <table:error-message table:message-type="stop" table:display="true"/>
        </table:content-validation>
      </table:content-validations>
      <table:table table:name="OVERVIEW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/>
            <text:p>Acceptance Test Plan of ArcadeRoom software</text:p>
            <text:p/>
          </table:table-cell>
          <table:covered-table-cell table:number-columns-repeated="1023" table:style-name="ce5"/>
        </table:table-row>
        <table:table-row table:style-name="ro2">
          <table:table-cell table:style-name="ce2" office:value-type="string" calcext:value-type="string" table:number-columns-spanned="1024" table:number-rows-spanned="1">
            <text:p>SCOPE</text:p>
          </table:table-cell>
          <table:covered-table-cell table:number-columns-repeated="1023" table:style-name="ce6"/>
        </table:table-row>
        <table:table-row table:style-name="ro3">
          <table:table-cell table:style-name="ce3" office:value-type="string" calcext:value-type="string" table:number-columns-spanned="1024" table:number-rows-spanned="1">
            <text:p><text:span text:style-name="T1">This document details the acceptance test p</text:span><text:span text:style-name="T2">lan for a version of ArcadeRoom software. </text:span></text:p>
            <text:p><text:span text:style-name="T3">This includes the acceptance of: </text:span></text:p>
            <text:p><text:span text:style-name="T3">- The new features involved in the version to test.</text:span></text:p>
            <text:p><text:span text:style-name="T3">- All the features of previous version.</text:span></text:p>
            <text:p/>
            <text:p><text:span text:style-name="T3">The tests are conducted according to the strategy described below</text:span><text:span text:style-name="T1">.</text:span></text:p>
            <text:p/>
          </table:table-cell>
          <table:covered-table-cell table:number-columns-repeated="1023" table:style-name="ce7"/>
        </table:table-row>
        <table:table-row table:style-name="ro2">
          <table:table-cell table:style-name="ce2" office:value-type="string" calcext:value-type="string" table:number-columns-spanned="1024" table:number-rows-spanned="1">
            <text:p>PREREQUISITE</text:p>
          </table:table-cell>
          <table:covered-table-cell table:number-columns-repeated="1023" table:style-name="ce6"/>
        </table:table-row>
        <table:table-row table:style-name="ro4">
          <table:table-cell table:style-name="ce4" office:value-type="string" calcext:value-type="string" table:number-columns-spanned="1024" table:number-rows-spanned="1">
            <text:p>TBD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 table:number-columns-spanned="1024" table:number-rows-spanned="1">
            <text:p>STRATEGY</text:p>
          </table:table-cell>
          <table:covered-table-cell table:number-columns-repeated="1023" table:style-name="ce6"/>
        </table:table-row>
        <table:table-row table:style-name="ro5">
          <table:table-cell table:style-name="ce4" office:value-type="string" calcext:value-type="string" table:number-columns-spanned="1024" table:number-rows-spanned="1">
            <text:p>Each test involves in user-level manual actions described under the following formalism : </text:p>
            <text:p/>
            <text:p>CONSIDERING</text:p>
            <text:p>&lt;Description of the initial state for the test&gt;</text:p>
            <text:p>WHEN</text:p>
            <text:p>&lt;Description of actions to do&gt;</text:p>
            <text:p>THEN</text:p>
            <text:p>&lt;Description of expected behavior&gt;</text:p>
            <text:p>RESULT</text:p>
            <text:p>&lt;Description of observed behavior&gt;</text:p>
            <text:p>SANCTION</text:p>
            <text:p>&lt;Sanction of the test&gt;</text:p>
            <text:p/>
            <text:p>Each test description must be simply as possible.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 table:number-columns-spanned="1024" table:number-rows-spanned="1">
            <text:p>TERMINOLOGY</text:p>
          </table:table-cell>
          <table:covered-table-cell table:number-columns-repeated="1023" table:style-name="ce6"/>
        </table:table-row>
        <table:table-row table:style-name="ro2">
          <table:table-cell table:number-columns-spanned="1024" table:number-rows-spanned="1"/>
          <table:covered-table-cell table:number-columns-repeated="1023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TERM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MEANING</text:p>
          </table:table-cell>
          <table:covered-table-cell table:number-columns-repeated="3" table:style-name="ce8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ATP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Acceptance Test Plan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TR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Nothing To Report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YI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Not Yet Implemented</text:p>
          </table:table-cell>
          <table:covered-table-cell table:number-columns-repeated="3" table:style-name="ce10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6">
          <table:table-cell table:number-columns-repeated="4"/>
          <table:table-cell table:style-name="ce11"/>
          <table:table-cell table:number-columns-repeated="1019"/>
        </table:table-row>
      </table:table>
      <table:table table:name="ATP Menu Bar" table:style-name="ta1" table:print="false"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ce30"/>
        <table:table-column table:style-name="co6" table:default-cell-style-name="ce26"/>
        <table:table-column table:style-name="co7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MENUBAR#FILE</text:p>
          </table:table-cell>
          <table:covered-table-cell table:number-columns-repeated="4" table:style-name="ce31"/>
          <table:covered-table-cell table:number-columns-repeated="2" table:style-name="ce27"/>
          <table:covered-table-cell table:style-name="ce31"/>
          <table:table-cell table:style-name="ce25" table:number-columns-repeated="1015"/>
        </table:table-row>
        <table:table-row table:style-name="ro9">
          <table:table-cell/>
          <table:table-cell table:style-name="ce29" office:value-type="string" calcext:value-type="string">
            <text:p>MENUBAR#FILE#001</text:p>
          </table:table-cell>
          <table:table-cell table:style-name="ce32" office:value-type="string" calcext:value-type="string">
            <text:p>ArcadeRoom launched.</text:p>
          </table:table-cell>
          <table:table-cell table:style-name="ce32" office:value-type="string" calcext:value-type="string">
            <text:p>Click on 'File' menu.</text:p>
          </table:table-cell>
          <table:table-cell table:style-name="ce32" office:value-type="string" calcext:value-type="string">
            <text:p>The following sub-menus appear :</text:p>
            <text:p>- Add Game</text:p>
            <text:p>- Play Game</text:p>
            <text:p>- Quit</text:p>
            <text:p/>
          </table:table-cell>
          <table:table-cell table:style-name="ce32" office:value-type="string" calcext:value-type="string">
            <text:p>All these sub-menus appear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Only Quit sub-menu appears. Others sub-menus are not yet implemented (then not displayed).</text:p>
          </table:table-cell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MENUBAR#FILE#002</text:p>
          </table:table-cell>
          <table:table-cell table:style-name="ce32" office:value-type="string" calcext:value-type="string">
            <text:p>ArcadeRoom launched.</text:p>
            <text:p>'File' menu clicked.</text:p>
          </table:table-cell>
          <table:table-cell table:style-name="ce32" office:value-type="string" calcext:value-type="string">
            <text:p>Click on 'Add Game' sub-menu.</text:p>
          </table:table-cell>
          <table:table-cell table:style-name="ce32" table:number-columns-repeated="2"/>
          <table:table-cell table:style-name="ce34" table:content-validation-name="val1" office:value-type="string" calcext:value-type="string">
            <text:p>NYI</text:p>
          </table:table-cell>
          <table:table-cell table:style-name="ce22" table:content-validation-name="val2"/>
          <table:table-cell table:style-name="ce32"/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MENUBAR#FILE#003</text:p>
          </table:table-cell>
          <table:table-cell table:style-name="ce32" office:value-type="string" calcext:value-type="string">
            <text:p>ArcadeRoom launched.</text:p>
            <text:p>'File' menu clicked.</text:p>
          </table:table-cell>
          <table:table-cell table:style-name="ce32" office:value-type="string" calcext:value-type="string">
            <text:p>Click on 'Play Game' sub-menu.</text:p>
          </table:table-cell>
          <table:table-cell table:style-name="ce32" table:number-columns-repeated="2"/>
          <table:table-cell table:style-name="ce34" table:content-validation-name="val1" office:value-type="string" calcext:value-type="string">
            <text:p>NYI</text:p>
          </table:table-cell>
          <table:table-cell table:style-name="ce22" table:content-validation-name="val2"/>
          <table:table-cell table:style-name="ce32"/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FILE#004</text:p>
          </table:table-cell>
          <table:table-cell table:style-name="ce32" office:value-type="string" calcext:value-type="string">
            <text:p>ArcadeRoom launched.</text:p>
            <text:p>'File' menu clicked.</text:p>
          </table:table-cell>
          <table:table-cell table:style-name="ce32" office:value-type="string" calcext:value-type="string">
            <text:p>Click on 'Quit Game' sub-menu.</text:p>
          </table:table-cell>
          <table:table-cell table:style-name="ce32" office:value-type="string" calcext:value-type="string">
            <text:p>ArcadeRoom is closed.</text:p>
            <text:p>There is no more process related to ArcadeRoom..</text:p>
          </table:table-cell>
          <table:table-cell table:style-name="ce32" office:value-type="string" calcext:value-type="string">
            <text:p>ArcadeRoom is closed. </text:p>
            <text:p>All processes are exit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MENUBAR#EDIT</text:p>
          </table:table-cell>
          <table:covered-table-cell table:number-columns-repeated="4" table:style-name="ce31"/>
          <table:covered-table-cell table:style-name="ce35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12">
          <table:table-cell/>
          <table:table-cell table:style-name="ce29" office:value-type="string" calcext:value-type="string">
            <text:p>MENUBAR#EDIT#001</text:p>
          </table:table-cell>
          <table:table-cell table:style-name="ce33" office:value-type="string" calcext:value-type="string">
            <text:p>ArcadeRoom launched.</text:p>
          </table:table-cell>
          <table:table-cell table:style-name="ce33" office:value-type="string" calcext:value-type="string">
            <text:p>Click on 'Edit' menu.</text:p>
          </table:table-cell>
          <table:table-cell table:style-name="ce33" office:value-type="string" calcext:value-type="string">
            <text:p><text:span text:style-name="T7">The following sub-menus appear :</text:span></text:p>
            <text:p><text:span text:style-name="T7">- Undo</text:span></text:p>
            <text:p><text:span text:style-name="T7">- Redo</text:span></text:p>
            <text:p><text:span text:style-name="T7">- Preferences</text:span></text:p>
          </table:table-cell>
          <table:table-cell table:style-name="ce33" office:value-type="string" calcext:value-type="string">
            <text:p>All these sub menus appear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29" office:value-type="string" calcext:value-type="string">
            <text:p>MENUBAR#EDIT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Add a collection</text:span></text:p>
            <text:p><text:span text:style-name="T7">'Edit' menu clicked.</text:span></text:p>
          </table:table-cell>
          <table:table-cell table:style-name="ce33" office:value-type="string" calcext:value-type="string">
            <text:p>Click on 'Undo' sub-menu.</text:p>
          </table:table-cell>
          <table:table-cell table:style-name="ce33" office:value-type="string" calcext:value-type="string">
            <text:p>The added collection is removed.</text:p>
          </table:table-cell>
          <table:table-cell table:style-name="ce33" office:value-type="string" calcext:value-type="string">
            <text:p>Added collection is remove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Do the same with various/all actions (other than add a collection) ?</text:p>
            <text:p>Do a common test without specified the action to make (or just giving the list of all concerned  actions in the test).</text:p>
          </table:table-cell>
          <table:table-cell table:number-columns-repeated="1015"/>
        </table:table-row>
        <table:table-row table:style-name="ro12">
          <table:table-cell/>
          <table:table-cell table:style-name="ce29" office:value-type="string" calcext:value-type="string">
            <text:p>MENUBAR#EDIT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8">Add a collection</text:span></text:p>
            <text:p><text:span text:style-name="T7">'Edit' menu clicked.</text:span></text:p>
            <text:p><text:span text:style-name="T8">Click on 'Undo' sub-menu.</text:span></text:p>
          </table:table-cell>
          <table:table-cell table:style-name="ce33" office:value-type="string" calcext:value-type="string">
            <text:p>Click on 'Redo' sub-menu.</text:p>
          </table:table-cell>
          <table:table-cell table:style-name="ce33" office:value-type="string" calcext:value-type="string">
            <text:p>The previously removed collection is added again.</text:p>
          </table:table-cell>
          <table:table-cell table:style-name="ce33" office:value-type="string" calcext:value-type="string">
            <text:p>Collection is add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/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MENUBAR#EDIT#004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Edit' menu clicked.</text:span></text:p>
          </table:table-cell>
          <table:table-cell table:style-name="ce33" office:value-type="string" calcext:value-type="string">
            <text:p>Click on 'Preferences' sub-menu.</text:p>
          </table:table-cell>
          <table:table-cell table:style-name="ce32" office:value-type="string" calcext:value-type="string">
            <text:p>Preferences windows is opened in the foreground.</text:p>
          </table:table-cell>
          <table:table-cell table:style-name="ce32" office:value-type="string" calcext:value-type="string">
            <text:p>Preference window appears in the foregroun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MENUBAR#VIEW</text:p>
          </table:table-cell>
          <table:covered-table-cell table:number-columns-repeated="4" table:style-name="ce31"/>
          <table:covered-table-cell table:style-name="ce35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9">
          <table:table-cell/>
          <table:table-cell table:style-name="ce29" office:value-type="string" calcext:value-type="string">
            <text:p>MENUBAR#VIEW#001</text:p>
          </table:table-cell>
          <table:table-cell table:style-name="ce33" office:value-type="string" calcext:value-type="string">
            <text:p>ArcadeRoom launched.</text:p>
          </table:table-cell>
          <table:table-cell table:style-name="ce33" office:value-type="string" calcext:value-type="string">
            <text:p>Click on 'View' menu.</text:p>
          </table:table-cell>
          <table:table-cell table:style-name="ce33" office:value-type="string" calcext:value-type="string">
            <text:p><text:span text:style-name="T7">The following checkbox sub-menus appear :</text:span></text:p>
            <text:p><text:span text:style-name="T7">- Consoles</text:span></text:p>
            <text:p><text:span text:style-name="T7">- Tools Bar</text:span></text:p>
            <text:p><text:span text:style-name="T7">- Status Bar</text:span></text:p>
          </table:table-cell>
          <table:table-cell table:style-name="ce33" office:value-type="string" calcext:value-type="string">
            <text:p>All these sub menus appear.</text:p>
            <text:p>Each one is a checkbox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VIEW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Consoles' sub-menu unchecked.</text:span></text:p>
          </table:table-cell>
          <table:table-cell table:style-name="ce32" office:value-type="string" calcext:value-type="string">
            <text:p>Check 'Consoles' sub-menu.</text:p>
          </table:table-cell>
          <table:table-cell table:style-name="ce33" office:value-type="string" calcext:value-type="string">
            <text:p>'Consoles' part appears.</text:p>
          </table:table-cell>
          <table:table-cell table:style-name="ce33" office:value-type="string" calcext:value-type="string">
            <text:p>'Consoles' part is display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VIEW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Consoles' sub-menu checked.</text:span></text:p>
          </table:table-cell>
          <table:table-cell table:style-name="ce32" office:value-type="string" calcext:value-type="string">
            <text:p>Uncheck 'Consoles' sub-menu.</text:p>
          </table:table-cell>
          <table:table-cell table:style-name="ce33" office:value-type="string" calcext:value-type="string">
            <text:p>'Consoles' part disappears.</text:p>
          </table:table-cell>
          <table:table-cell table:style-name="ce33" office:value-type="string" calcext:value-type="string">
            <text:p>'Consoles' part is no more display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VIEW#004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Tools Bar' sub-menu unchecked.</text:span></text:p>
          </table:table-cell>
          <table:table-cell table:style-name="ce32" office:value-type="string" calcext:value-type="string">
            <text:p>Check '<text:span text:style-name="T7">Tools Bar</text:span>' sub-menu.</text:p>
          </table:table-cell>
          <table:table-cell table:style-name="ce33" office:value-type="string" calcext:value-type="string">
            <text:p>'Tools Bar' appears.</text:p>
          </table:table-cell>
          <table:table-cell table:style-name="ce33" office:value-type="string" calcext:value-type="string">
            <text:p>'Tools Bar' is display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VIEW#005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Tools Bar' sub-menu checked.</text:span></text:p>
          </table:table-cell>
          <table:table-cell table:style-name="ce32" office:value-type="string" calcext:value-type="string">
            <text:p>Uncheck '<text:span text:style-name="T7">Tools Bar</text:span>' sub-menu.</text:p>
          </table:table-cell>
          <table:table-cell table:style-name="ce33" office:value-type="string" calcext:value-type="string">
            <text:p>'Tools Bar' disappears.</text:p>
          </table:table-cell>
          <table:table-cell table:style-name="ce33" office:value-type="string" calcext:value-type="string">
            <text:p>'Tools Bar' is no more display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VIEW#006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Status Bar' sub-menu unchecked.</text:span></text:p>
          </table:table-cell>
          <table:table-cell table:style-name="ce32" office:value-type="string" calcext:value-type="string">
            <text:p>Check '<text:span text:style-name="T7">Status Bar</text:span>' sub-menu.</text:p>
          </table:table-cell>
          <table:table-cell table:style-name="ce32" office:value-type="string" calcext:value-type="string">
            <text:p>'Status Bar' appears.</text:p>
          </table:table-cell>
          <table:table-cell table:style-name="ce32" office:value-type="string" calcext:value-type="string">
            <text:p>'Status Bar' is display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VIEW#007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Status Bar' sub-menu checked.</text:span></text:p>
          </table:table-cell>
          <table:table-cell table:style-name="ce32" office:value-type="string" calcext:value-type="string">
            <text:p>Uncheck '<text:span text:style-name="T7">Status Bar</text:span>' sub-menu.</text:p>
          </table:table-cell>
          <table:table-cell table:style-name="ce33" office:value-type="string" calcext:value-type="string">
            <text:p>'Status Bar' appears.</text:p>
          </table:table-cell>
          <table:table-cell table:style-name="ce32" office:value-type="string" calcext:value-type="string">
            <text:p>'Status Bar' is no more display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MENUBAR#HELP</text:p>
          </table:table-cell>
          <table:covered-table-cell table:number-columns-repeated="4" table:style-name="ce31"/>
          <table:covered-table-cell table:style-name="ce35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13">
          <table:table-cell/>
          <table:table-cell table:style-name="ce29" office:value-type="string" calcext:value-type="string">
            <text:p>MENUBAR#HELP#001</text:p>
          </table:table-cell>
          <table:table-cell table:style-name="ce33" office:value-type="string" calcext:value-type="string">
            <text:p>ArcadeRoom launched.</text:p>
          </table:table-cell>
          <table:table-cell table:style-name="ce33" office:value-type="string" calcext:value-type="string">
            <text:p>Click on 'Help' menu.</text:p>
          </table:table-cell>
          <table:table-cell table:style-name="ce33" office:value-type="string" calcext:value-type="string">
            <text:p><text:span text:style-name="T7">The following sub-menus appear :</text:span></text:p>
            <text:p><text:span text:style-name="T7">- Documentation</text:span></text:p>
            <text:p><text:span text:style-name="T7">- Website</text:span></text:p>
            <text:p><text:span text:style-name="T7">- About</text:span></text:p>
          </table:table-cell>
          <table:table-cell table:style-name="ce33" office:value-type="string" calcext:value-type="string">
            <text:p>All these sub menus appear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MENUBAR#HELP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Help' menu clicked.</text:span></text:p>
          </table:table-cell>
          <table:table-cell table:style-name="ce32" office:value-type="string" calcext:value-type="string">
            <text:p>Check 'Documentation' sub-menu.</text:p>
          </table:table-cell>
          <table:table-cell table:style-name="ce32" table:number-columns-repeated="2"/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/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MENUBAR#HELP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Help' menu clicked.</text:span></text:p>
          </table:table-cell>
          <table:table-cell table:style-name="ce32" office:value-type="string" calcext:value-type="string">
            <text:p>Check 'Website' sub-menu.</text:p>
          </table:table-cell>
          <table:table-cell table:style-name="ce32" table:number-columns-repeated="2"/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/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MENUBAR#HELP#004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Help' menu clicked.</text:span></text:p>
          </table:table-cell>
          <table:table-cell table:style-name="ce32" office:value-type="string" calcext:value-type="string">
            <text:p>Check 'About' sub-menu.</text:p>
          </table:table-cell>
          <table:table-cell table:style-name="ce33" office:value-type="string" calcext:value-type="string">
            <text:p>About windows is opened in the foreground.</text:p>
          </table:table-cell>
          <table:table-cell table:style-name="ce33" office:value-type="string" calcext:value-type="string">
            <text:p>About window appears in the foregroun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Menu Bar'.G11:'ATP Menu Bar'.G25 'ATP Menu Bar'.G4:'ATP Menu Bar'.G9">
            <calcext:condition calcext:apply-style-name="BACKGROUND_NYI" calcext:value="=&quot;NYI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OK" calcext:value="=&quot;OK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KO" calcext:value="=&quot;KO&quot;" calcext:base-cell-address="'ATP Menu Bar'.G4"/>
          </calcext:conditional-format>
          <calcext:conditional-format calcext:target-range-address="'ATP Menu Bar'.G10:'ATP Menu Bar'.G10">
            <calcext:condition calcext:apply-style-name="BACKGROUND_NYI" calcext:value="=&quot;NYI&quot;" calcext:base-cell-address="'ATP Menu Bar'.G10"/>
          </calcext:conditional-format>
          <calcext:conditional-format calcext:target-range-address="'ATP Menu Bar'.G10:'ATP Menu Bar'.G10">
            <calcext:condition calcext:apply-style-name="BACKGROUND_OK" calcext:value="=&quot;OK&quot;" calcext:base-cell-address="'ATP Menu Bar'.G10"/>
          </calcext:conditional-format>
          <calcext:conditional-format calcext:target-range-address="'ATP Menu Bar'.G10:'ATP Menu Bar'.G10">
            <calcext:condition calcext:apply-style-name="BACKGROUND_KO" calcext:value="=&quot;KO&quot;" calcext:base-cell-address="'ATP Menu Bar'.G10"/>
          </calcext:conditional-format>
        </calcext:conditional-formats>
      </table:table>
      <table:table table:name="ATP Game Search Bar" table:style-name="ta1">
        <table:table-column table:style-name="co3" table:default-cell-style-name="Default"/>
        <table:table-column table:style-name="co10" table:default-cell-style-name="ce26"/>
        <table:table-column table:style-name="co5" table:number-columns-repeated="4" table:default-cell-style-name="ce30"/>
        <table:table-column table:style-name="co6" table:default-cell-style-name="ce26"/>
        <table:table-column table:style-name="co11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">
          <table:table-cell/>
          <table:table-cell table:style-name="ce28" office:value-type="string" calcext:value-type="string" table:number-columns-spanned="8" table:number-rows-spanned="1">
            <text:p>GAMESEARCHBAR#</text:p>
          </table:table-cell>
          <table:covered-table-cell table:number-columns-repeated="4" table:style-name="Default"/>
          <table:covered-table-cell table:style-name="ce37"/>
          <table:covered-table-cell table:number-columns-repeated="2" table:style-name="Default"/>
          <table:table-cell table:number-columns-repeated="1015"/>
        </table:table-row>
        <table:table-row table:style-name="ro14">
          <table:table-cell/>
          <table:table-cell table:style-name="ce29" office:value-type="string" calcext:value-type="string">
            <text:p>GAMESEARCHBAR#001</text:p>
          </table:table-cell>
          <table:table-cell table:style-name="ce33" office:value-type="string" calcext:value-type="string">
            <text:p>ArcadeRoom launched.</text:p>
            <text:p>Platform is selected.</text:p>
            <text:p>Game tab is clicked.</text:p>
            <text:p>Rom are displayed in game tab.</text:p>
          </table:table-cell>
          <table:table-cell table:style-name="ce33" office:value-type="string" calcext:value-type="string">
            <text:p>Enter a rom name in the search bar and click on the « search » button.</text:p>
          </table:table-cell>
          <table:table-cell table:style-name="ce32" office:value-type="string" calcext:value-type="string">
            <text:p>The roms containing the searched name are displayed in the game tab.</text:p>
          </table:table-cell>
          <table:table-cell table:style-name="ce33" office:value-type="string" calcext:value-type="string">
            <text:p>The roms containing the searched name are displayed in the game tab.</text:p>
          </table:table-cell>
          <table:table-cell table:style-name="ce38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e9f8436)</text:p>
          </table:table-cell>
          <table:table-cell table:style-name="ce32" office:value-type="string" calcext:value-type="string">
            <text:p>Do the same with a collection selected.</text:p>
          </table:table-cell>
          <table:table-cell table:number-columns-repeated="1015"/>
        </table:table-row>
        <table:table-row table:style-name="ro14">
          <table:table-cell/>
          <table:table-cell table:style-name="ce29" office:value-type="string" calcext:value-type="string">
            <text:p>GAMESEARCHBAR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latform is selected.</text:span></text:p>
            <text:p><text:span text:style-name="T7">Game tab is clicked.</text:span></text:p>
            <text:p><text:span text:style-name="T7">Searched roms are displayed in game tab.</text:span></text:p>
          </table:table-cell>
          <table:table-cell table:style-name="ce33" office:value-type="string" calcext:value-type="string">
            <text:p>Select another platform or collection.</text:p>
          </table:table-cell>
          <table:table-cell table:style-name="ce32" office:value-type="string" calcext:value-type="string">
            <text:p>The roms containing the searched name for the new selected platform/collection are displayed in the game tab.</text:p>
          </table:table-cell>
          <table:table-cell table:style-name="ce33" office:value-type="string" calcext:value-type="string">
            <text:p>The roms containing the searched name are displayed in the game tab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e9f8436)</text:p>
          </table:table-cell>
          <table:table-cell table:style-name="ce33" office:value-type="string" calcext:value-type="string">
            <text:p>Do the same with a collection selected.</text:p>
          </table:table-cell>
          <table:table-cell table:number-columns-repeated="1015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Game Search Bar'.G3:'ATP Game Search Bar'.G3">
            <calcext:condition calcext:apply-style-name="BACKGROUND_NYI" calcext:value="=[$CONFIG.$A$2]" calcext:base-cell-address="'ATP Game Search Bar'.G3"/>
          </calcext:conditional-format>
          <calcext:conditional-format calcext:target-range-address="'ATP Game Search Bar'.G3:'ATP Game Search Bar'.G3">
            <calcext:condition calcext:apply-style-name="BACKGROUND_KO" calcext:value="=[$CONFIG.$A$5]" calcext:base-cell-address="'ATP Game Search Bar'.G3"/>
          </calcext:conditional-format>
          <calcext:conditional-format calcext:target-range-address="'ATP Game Search Bar'.G3:'ATP Game Search Bar'.G3">
            <calcext:condition calcext:apply-style-name="BACKGROUND_OK" calcext:value="=[$CONFIG.$A$4]" calcext:base-cell-address="'ATP Game Search Bar'.G3"/>
          </calcext:conditional-format>
          <calcext:conditional-format calcext:target-range-address="'ATP Game Search Bar'.G4:'ATP Game Search Bar'.G4">
            <calcext:condition calcext:apply-style-name="BACKGROUND_NYI" calcext:value="=&quot;NYI&quot;" calcext:base-cell-address="'ATP Game Search Bar'.G4"/>
          </calcext:conditional-format>
          <calcext:conditional-format calcext:target-range-address="'ATP Game Search Bar'.G4:'ATP Game Search Bar'.G4">
            <calcext:condition calcext:apply-style-name="BACKGROUND_OK" calcext:value="=&quot;OK&quot;" calcext:base-cell-address="'ATP Game Search Bar'.G4"/>
          </calcext:conditional-format>
          <calcext:conditional-format calcext:target-range-address="'ATP Game Search Bar'.G4:'ATP Game Search Bar'.G4">
            <calcext:condition calcext:apply-style-name="BACKGROUND_KO" calcext:value="=&quot;KO&quot;" calcext:base-cell-address="'ATP Game Search Bar'.G4"/>
          </calcext:conditional-format>
          <calcext:conditional-format calcext:target-range-address="'ATP Game Search Bar'.G5:'ATP Game Search Bar'.G5">
            <calcext:condition calcext:apply-style-name="BACKGROUND_NYI" calcext:value="=&quot;NYI&quot;" calcext:base-cell-address="'ATP Game Search Bar'.G5"/>
          </calcext:conditional-format>
          <calcext:conditional-format calcext:target-range-address="'ATP Game Search Bar'.G5:'ATP Game Search Bar'.G5">
            <calcext:condition calcext:apply-style-name="BACKGROUND_OK" calcext:value="=&quot;OK&quot;" calcext:base-cell-address="'ATP Game Search Bar'.G5"/>
          </calcext:conditional-format>
          <calcext:conditional-format calcext:target-range-address="'ATP Game Search Bar'.G5:'ATP Game Search Bar'.G5">
            <calcext:condition calcext:apply-style-name="BACKGROUND_KO" calcext:value="=&quot;KO&quot;" calcext:base-cell-address="'ATP Game Search Bar'.G5"/>
          </calcext:conditional-format>
        </calcext:conditional-formats>
      </table:table>
      <table:table table:name="ATP Status Bar" table:style-name="ta1">
        <table:table-column table:style-name="co3" table:default-cell-style-name="Default"/>
        <table:table-column table:style-name="co10" table:default-cell-style-name="ce26"/>
        <table:table-column table:style-name="co5" table:number-columns-repeated="4" table:default-cell-style-name="ce30"/>
        <table:table-column table:style-name="co6" table:default-cell-style-name="ce26"/>
        <table:table-column table:style-name="co11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">
          <table:table-cell/>
          <table:table-cell table:style-name="ce28" office:value-type="string" calcext:value-type="string" table:number-columns-spanned="8" table:number-rows-spanned="1">
            <text:p>STATUSBAR#</text:p>
          </table:table-cell>
          <table:covered-table-cell table:number-columns-repeated="4" table:style-name="Default"/>
          <table:covered-table-cell table:style-name="ce40"/>
          <table:covered-table-cell table:number-columns-repeated="2" table:style-name="Default"/>
          <table:table-cell table:number-columns-repeated="1015"/>
        </table:table-row>
        <table:table-row table:style-name="ro15">
          <table:table-cell/>
          <table:table-cell table:style-name="ce29" office:value-type="string" calcext:value-type="string">
            <text:p>STATUSBAR#001</text:p>
          </table:table-cell>
          <table:table-cell table:style-name="ce33" office:value-type="string" calcext:value-type="string">
            <text:p>ArcadeRoom launched.</text:p>
            <text:p>Platform or collection is selected.</text:p>
            <text:p>Game tab is clicked.</text:p>
            <text:p>Rom are displayed in game tab.</text:p>
          </table:table-cell>
          <table:table-cell table:style-name="ce33" office:value-type="string" calcext:value-type="string">
            <text:p>Do nothing more.</text:p>
          </table:table-cell>
          <table:table-cell table:style-name="ce32" office:value-type="string" calcext:value-type="string">
            <text:p>The following information are displayed in status bar :</text:p>
            <text:p>- Total number of consoles (platforms) managed by ArcadeRoom.</text:p>
            <text:p>- Number of current displayed games in game tab.</text:p>
            <text:p>- Total number of games managed by ArcadeRoom for every consoles.</text:p>
          </table:table-cell>
          <table:table-cell table:style-name="ce33" office:value-type="string" calcext:value-type="string">
            <text:p>Information are displayed in Status Bar.</text:p>
          </table:table-cell>
          <table:table-cell table:style-name="ce41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181cb0)</text:p>
          </table:table-cell>
          <table:table-cell table:style-name="ce32"/>
          <table:table-cell table:number-columns-repeated="1015"/>
        </table:table-row>
        <table:table-row table:style-name="ro16">
          <table:table-cell/>
          <table:table-cell table:style-name="ce29" office:value-type="string" calcext:value-type="string">
            <text:p>STATUSBAR#002</text:p>
          </table:table-cell>
          <table:table-cell table:style-name="ce33" office:value-type="string" calcext:value-type="string">
            <text:p>ArcadeRoom launched.</text:p>
            <text:p>Platform or collection is selected.</text:p>
            <text:p>Game tab is clicked.</text:p>
            <text:p>Rom are displayed in game tab.</text:p>
          </table:table-cell>
          <table:table-cell table:style-name="ce33" office:value-type="string" calcext:value-type="string">
            <text:p>Select another platform or collection.</text:p>
          </table:table-cell>
          <table:table-cell table:style-name="ce32" office:value-type="string" calcext:value-type="string">
            <text:p>Displayed games information is updated according to the current displayed games.</text:p>
          </table:table-cell>
          <table:table-cell table:style-name="ce33" office:value-type="string" calcext:value-type="string">
            <text:p>Displayed games number is updated.</text:p>
          </table:table-cell>
          <table:table-cell table:style-name="ce42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181cb0)</text:p>
          </table:table-cell>
          <table:table-cell table:style-name="ce32"/>
          <table:table-cell table:number-columns-repeated="1015"/>
        </table:table-row>
        <table:table-row table:style-name="ro14">
          <table:table-cell/>
          <table:table-cell table:style-name="ce29" office:value-type="string" calcext:value-type="string">
            <text:p>STATUSBAR#003</text:p>
          </table:table-cell>
          <table:table-cell table:style-name="ce33" office:value-type="string" calcext:value-type="string">
            <text:p><text:span text:style-name="T8">ArcadeRoom launched.</text:span></text:p>
            <text:p><text:span text:style-name="T8">Platform is selected.</text:span></text:p>
            <text:p><text:span text:style-name="T8">Game tab is clicked.</text:span></text:p>
            <text:p>Rom are displayed in game tab.</text:p>
          </table:table-cell>
          <table:table-cell table:style-name="ce33" office:value-type="string" calcext:value-type="string">
            <text:p>Search a rom name with game search bar.</text:p>
          </table:table-cell>
          <table:table-cell table:style-name="ce32" office:value-type="string" calcext:value-type="string">
            <text:p>Displayed games information is updated according to the current displayed games.</text:p>
          </table:table-cell>
          <table:table-cell table:style-name="ce33" office:value-type="string" calcext:value-type="string">
            <text:p>Displayed games number is updated.</text:p>
          </table:table-cell>
          <table:table-cell table:style-name="ce43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181cb0)</text:p>
          </table:table-cell>
          <table:table-cell table:style-name="ce33"/>
          <table:table-cell table:number-columns-repeated="1015"/>
        </table:table-row>
        <table:table-row table:style-name="ro14">
          <table:table-cell/>
          <table:table-cell table:style-name="ce29" office:value-type="string" calcext:value-type="string">
            <text:p>STATUSBAR#004</text:p>
          </table:table-cell>
          <table:table-cell table:style-name="ce33" office:value-type="string" calcext:value-type="string">
            <text:p><text:span text:style-name="T8">ArcadeRoom launched.</text:span></text:p>
            <text:p><text:span text:style-name="T8">Platform is selected.</text:span></text:p>
            <text:p><text:span text:style-name="T8">Game tab is clicked.</text:span></text:p>
            <text:p><text:span text:style-name="T8">Searched roms are displayed in game tab.</text:span></text:p>
          </table:table-cell>
          <table:table-cell table:style-name="ce33" office:value-type="string" calcext:value-type="string">
            <text:p>Select another platform or collection.</text:p>
          </table:table-cell>
          <table:table-cell table:style-name="ce32" office:value-type="string" calcext:value-type="string">
            <text:p>Displayed games information is updated according to the current displayed games.</text:p>
          </table:table-cell>
          <table:table-cell table:style-name="ce33" office:value-type="string" calcext:value-type="string">
            <text:p>Displayed games number is updated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181cb0)</text:p>
          </table:table-cell>
          <table:table-cell table:style-name="ce33" office:value-type="string" calcext:value-type="string">
            <text:p>Do the same with another platform or collection with no displayed games.</text:p>
          </table:table-cell>
          <table:table-cell table:number-columns-repeated="1015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Status Bar'.G3:'ATP Status Bar'.G3">
            <calcext:condition calcext:apply-style-name="BACKGROUND_NYI" calcext:value="=[$CONFIG.$A$2]" calcext:base-cell-address="'ATP Status Bar'.G3"/>
          </calcext:conditional-format>
          <calcext:conditional-format calcext:target-range-address="'ATP Status Bar'.G3:'ATP Status Bar'.G3">
            <calcext:condition calcext:apply-style-name="BACKGROUND_KO" calcext:value="=[$CONFIG.$A$5]" calcext:base-cell-address="'ATP Status Bar'.G3"/>
          </calcext:conditional-format>
          <calcext:conditional-format calcext:target-range-address="'ATP Status Bar'.G3:'ATP Status Bar'.G3">
            <calcext:condition calcext:apply-style-name="BACKGROUND_OK" calcext:value="=[$CONFIG.$A$4]" calcext:base-cell-address="'ATP Status Bar'.G3"/>
          </calcext:conditional-format>
          <calcext:conditional-format calcext:target-range-address="'ATP Status Bar'.G4:'ATP Status Bar'.G4">
            <calcext:condition calcext:apply-style-name="BACKGROUND_NYI" calcext:value="=&quot;NYI&quot;" calcext:base-cell-address="'ATP Status Bar'.G4"/>
          </calcext:conditional-format>
          <calcext:conditional-format calcext:target-range-address="'ATP Status Bar'.G4:'ATP Status Bar'.G4">
            <calcext:condition calcext:apply-style-name="BACKGROUND_OK" calcext:value="=&quot;OK&quot;" calcext:base-cell-address="'ATP Status Bar'.G4"/>
          </calcext:conditional-format>
          <calcext:conditional-format calcext:target-range-address="'ATP Status Bar'.G4:'ATP Status Bar'.G4">
            <calcext:condition calcext:apply-style-name="BACKGROUND_KO" calcext:value="=&quot;KO&quot;" calcext:base-cell-address="'ATP Status Bar'.G4"/>
          </calcext:conditional-format>
          <calcext:conditional-format calcext:target-range-address="'ATP Status Bar'.G7:'ATP Status Bar'.G7">
            <calcext:condition calcext:apply-style-name="BACKGROUND_NYI" calcext:value="=&quot;NYI&quot;" calcext:base-cell-address="'ATP Status Bar'.G7"/>
          </calcext:conditional-format>
          <calcext:conditional-format calcext:target-range-address="'ATP Status Bar'.G7:'ATP Status Bar'.G7">
            <calcext:condition calcext:apply-style-name="BACKGROUND_OK" calcext:value="=&quot;OK&quot;" calcext:base-cell-address="'ATP Status Bar'.G7"/>
          </calcext:conditional-format>
          <calcext:conditional-format calcext:target-range-address="'ATP Status Bar'.G7:'ATP Status Bar'.G7">
            <calcext:condition calcext:apply-style-name="BACKGROUND_KO" calcext:value="=&quot;KO&quot;" calcext:base-cell-address="'ATP Status Bar'.G7"/>
          </calcext:conditional-format>
          <calcext:conditional-format calcext:target-range-address="'ATP Status Bar'.G5:'ATP Status Bar'.G5">
            <calcext:condition calcext:apply-style-name="BACKGROUND_NYI" calcext:value="=&quot;NYI&quot;" calcext:base-cell-address="'ATP Status Bar'.G5"/>
          </calcext:conditional-format>
          <calcext:conditional-format calcext:target-range-address="'ATP Status Bar'.G5:'ATP Status Bar'.G5">
            <calcext:condition calcext:apply-style-name="BACKGROUND_OK" calcext:value="=&quot;OK&quot;" calcext:base-cell-address="'ATP Status Bar'.G5"/>
          </calcext:conditional-format>
          <calcext:conditional-format calcext:target-range-address="'ATP Status Bar'.G5:'ATP Status Bar'.G5">
            <calcext:condition calcext:apply-style-name="BACKGROUND_KO" calcext:value="=&quot;KO&quot;" calcext:base-cell-address="'ATP Status Bar'.G5"/>
          </calcext:conditional-format>
          <calcext:conditional-format calcext:target-range-address="'ATP Status Bar'.G6:'ATP Status Bar'.G6">
            <calcext:condition calcext:apply-style-name="BACKGROUND_NYI" calcext:value="=&quot;NYI&quot;" calcext:base-cell-address="'ATP Status Bar'.G6"/>
          </calcext:conditional-format>
          <calcext:conditional-format calcext:target-range-address="'ATP Status Bar'.G6:'ATP Status Bar'.G6">
            <calcext:condition calcext:apply-style-name="BACKGROUND_OK" calcext:value="=&quot;OK&quot;" calcext:base-cell-address="'ATP Status Bar'.G6"/>
          </calcext:conditional-format>
          <calcext:conditional-format calcext:target-range-address="'ATP Status Bar'.G6:'ATP Status Bar'.G6">
            <calcext:condition calcext:apply-style-name="BACKGROUND_KO" calcext:value="=&quot;KO&quot;" calcext:base-cell-address="'ATP Status Bar'.G6"/>
          </calcext:conditional-format>
        </calcext:conditional-formats>
      </table:table>
      <table:table table:name="ATP Preferences Window" table:style-name="ta1">
        <office:forms form:automatic-focus="false" form:apply-design-mode="false"/>
        <table:table-column table:style-name="co3" table:default-cell-style-name="Default"/>
        <table:table-column table:style-name="co12" table:default-cell-style-name="ce26"/>
        <table:table-column table:style-name="co13" table:default-cell-style-name="ce30"/>
        <table:table-column table:style-name="co5" table:default-cell-style-name="ce30"/>
        <table:table-column table:style-name="co14" table:default-cell-style-name="ce30"/>
        <table:table-column table:style-name="co5" table:default-cell-style-name="ce30"/>
        <table:table-column table:style-name="co6" table:default-cell-style-name="ce26"/>
        <table:table-column table:style-name="co7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PREFERENCES#CONTENT</text:p>
          </table:table-cell>
          <table:covered-table-cell table:number-columns-repeated="4" table:style-name="ce31"/>
          <table:covered-table-cell table:number-columns-repeated="2" table:style-name="ce27"/>
          <table:covered-table-cell table:style-name="ce31"/>
          <table:table-cell table:style-name="ce25" table:number-columns-repeated="1015"/>
        </table:table-row>
        <table:table-row table:style-name="ro17">
          <table:table-cell/>
          <table:table-cell table:style-name="ce29" office:value-type="string" calcext:value-type="string">
            <text:p>PREFERENCES#CONTENT#001</text:p>
          </table:table-cell>
          <table:table-cell table:style-name="ce33" office:value-type="string" calcext:value-type="string">
            <text:p>ArcadeRoom launched.</text:p>
            <text:p>Preference window opened.</text:p>
          </table:table-cell>
          <table:table-cell table:style-name="ce32" office:value-type="string" calcext:value-type="string">
            <text:p>Do nothing more.</text:p>
          </table:table-cell>
          <table:table-cell table:style-name="ce33" office:value-type="string" calcext:value-type="string">
            <text:p>Preference window content is the following :</text:p>
            <text:p>- 'General' tab</text:p>
            <text:p>- 'Platforms' tab</text:p>
            <text:p>- 'Apply' button</text:p>
            <text:p>- 'Close' button</text:p>
            <text:p>'General' tab is selected</text:p>
          </table:table-cell>
          <table:table-cell table:style-name="ce33" office:value-type="string" calcext:value-type="string">
            <text:p>All these elements are present.</text:p>
            <text:p/>
            <text:p>'General tab' is selected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RELEASE_0.3</text:p>
          </table:table-cell>
          <table:table-cell table:style-name="ce32"/>
          <table:table-cell table:number-columns-repeated="1015"/>
        </table:table-row>
        <table:table-row table:style-name="ro2">
          <table:table-cell table:style-name="ce25"/>
          <table:table-cell table:style-name="ce45" office:value-type="string" calcext:value-type="string" table:number-columns-spanned="8" table:number-rows-spanned="1">
            <text:p>PREFERENCES#GENERAL</text:p>
          </table:table-cell>
          <table:covered-table-cell table:number-columns-repeated="4" table:style-name="ce31"/>
          <table:covered-table-cell table:style-name="ce50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9">
          <table:table-cell/>
          <table:table-cell table:style-name="ce29" office:value-type="string" calcext:value-type="string">
            <text:p>PREFERENCES#GENERAL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General' tab selected.</text:span></text:p>
          </table:table-cell>
          <table:table-cell table:style-name="ce33" office:value-type="string" calcext:value-type="string">
            <text:p>Do nothing more.</text:p>
          </table:table-cell>
          <table:table-cell table:style-name="ce33" office:value-type="string" calcext:value-type="string">
            <text:p><text:span text:style-name="T7">'General' tab content is the following :</text:span></text:p>
            <text:p>- Style drop-down list</text:p>
            <text:p>- Language drop-down list</text:p>
            <text:p/>
          </table:table-cell>
          <table:table-cell table:style-name="ce33" office:value-type="string" calcext:value-type="string">
            <text:p>All these elements are present.  </text:p>
            <text:p/>
            <text:p>Element are selected matching to the preferences json file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3"/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PREFERENCES#GENERAL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General' tab selected.</text:span></text:p>
          </table:table-cell>
          <table:table-cell table:style-name="ce33" office:value-type="string" calcext:value-type="string">
            <text:p>Click on style drop-down list.</text:p>
          </table:table-cell>
          <table:table-cell table:style-name="ce33" office:value-type="string" calcext:value-type="string">
            <text:p>The list of available styles is displayed matching to the style files available in style directory.</text:p>
          </table:table-cell>
          <table:table-cell table:style-name="ce33" office:value-type="string" calcext:value-type="string">
            <text:p>All available style are displayed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3"/>
          <table:table-cell table:number-columns-repeated="1015"/>
        </table:table-row>
        <table:table-row table:style-name="ro12">
          <table:table-cell/>
          <table:table-cell table:style-name="ce29" office:value-type="string" calcext:value-type="string">
            <text:p>PREFERENCES#GENERAL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General' tab selected.</text:span></text:p>
            <text:p><text:span text:style-name="T7">Style drop-down list is clicked.</text:span></text:p>
          </table:table-cell>
          <table:table-cell table:style-name="ce33" office:value-type="string" calcext:value-type="string">
            <text:p>Click on a style and on the Apply button.</text:p>
          </table:table-cell>
          <table:table-cell table:number-columns-repeated="2" table:style-name="ce33" office:value-type="string" calcext:value-type="string">
            <text:p>Style is applied to the whole application.</text:p>
          </table:table-cell>
          <table:table-cell table:style-name="ce49" table:content-validation-name="val1" office:value-type="string" calcext:value-type="string">
            <text:p>KO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3" office:value-type="string" calcext:value-type="string">
            <text:p>Strange behaviour (some colors are not correctly applied).</text:p>
          </table:table-cell>
          <table:table-cell table:number-columns-repeated="1015"/>
        </table:table-row>
        <table:table-row table:style-name="ro12">
          <table:table-cell/>
          <table:table-cell table:style-name="ce29" office:value-type="string" calcext:value-type="string">
            <text:p>PREFERENCES#GENERAL#004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General' tab selected.</text:span></text:p>
          </table:table-cell>
          <table:table-cell table:style-name="ce33" office:value-type="string" calcext:value-type="string">
            <text:p>Click on language drop-down list.</text:p>
          </table:table-cell>
          <table:table-cell table:style-name="ce33" office:value-type="string" calcext:value-type="string">
            <text:p>The list of available languages is displayed matching to the languages files available in locale directory.</text:p>
          </table:table-cell>
          <table:table-cell table:style-name="ce33" office:value-type="string" calcext:value-type="string">
            <text:p>All available languages are displayed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2">
          <table:table-cell/>
          <table:table-cell table:style-name="ce29" office:value-type="string" calcext:value-type="string">
            <text:p>PREFERENCES#GENERAL#005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General' tab selected.</text:span></text:p>
            <text:p><text:span text:style-name="T7">Language drop-down list is clicked.</text:span></text:p>
          </table:table-cell>
          <table:table-cell table:style-name="ce33" office:value-type="string" calcext:value-type="string">
            <text:p>Click on a langage and on the Apply button</text:p>
          </table:table-cell>
          <table:table-cell table:style-name="ce33" office:value-type="string" calcext:value-type="string">
            <text:p>The whole application is translated to the selected language.</text:p>
          </table:table-cell>
          <table:table-cell table:style-name="ce33" office:value-type="string" calcext:value-type="string">
            <text:p>Application is translated to the selected language.</text:p>
          </table:table-cell>
          <table:table-cell table:style-name="ce51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The only element not translated are pop-up window (QinputDialog, Qmessage) because these windows will be modified in future version (icon button instead of text button).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45" office:value-type="string" calcext:value-type="string" table:number-columns-spanned="8" table:number-rows-spanned="1">
            <text:p>PREFERENCES#PLATFORM</text:p>
          </table:table-cell>
          <table:covered-table-cell table:number-columns-repeated="4" table:style-name="ce31"/>
          <table:covered-table-cell table:style-name="ce50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18">
          <table:table-cell/>
          <table:table-cell table:style-name="ce29" office:value-type="string" calcext:value-type="string">
            <text:p>PREFERENCES#PLATFORM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</table:table-cell>
          <table:table-cell table:style-name="ce33" office:value-type="string" calcext:value-type="string">
            <text:p>Do nothing more.</text:p>
          </table:table-cell>
          <table:table-cell table:style-name="ce32" office:value-type="string" calcext:value-type="string">
            <text:p>'Platform' tab content is the following :</text:p>
            <text:p>- Platform drop-down list</text:p>
            <text:p>- Emulator path field</text:p>
            <text:p>- Browse emulator path button</text:p>
            <text:p><text:span text:style-name="T8">- Roms path field</text:span></text:p>
            <text:p><text:span text:style-name="T8">- Browse roms path button</text:span></text:p>
            <text:p/>
            <text:p>First platform name of drop-down list is selected</text:p>
            <text:p/>
            <text:p>Emulator path and roms path of the selected platform name is displayed in the emulator path field (path must be same as one contained in the matching json file).</text:p>
          </table:table-cell>
          <table:table-cell table:style-name="ce32" office:value-type="string" calcext:value-type="string">
            <text:p>All these elements are present.</text:p>
            <text:p/>
            <text:p>First element is selected and matching emulator path and roms path are displayed in emulator path field and roms path field.</text:p>
            <text:p/>
            <text:p/>
            <text:p/>
            <text:p/>
            <text:p/>
            <text:p/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e9f8436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9">
          <table:table-cell/>
          <table:table-cell table:style-name="ce29" office:value-type="string" calcext:value-type="string">
            <text:p>PREFERENCES#PLATFORM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</table:table-cell>
          <table:table-cell table:style-name="ce33" office:value-type="string" calcext:value-type="string">
            <text:p>Click on platform drop-down list.</text:p>
          </table:table-cell>
          <table:table-cell table:style-name="ce32" office:value-type="string" calcext:value-type="string">
            <text:p>The list of platform is displayed.</text:p>
            <text:p/>
            <text:p>Platform name are sorted alphabetically.</text:p>
          </table:table-cell>
          <table:table-cell table:style-name="ce32" office:value-type="string" calcext:value-type="string">
            <text:p>All platform name are displayed and sorted alphabetically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e9f8436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0">
          <table:table-cell/>
          <table:table-cell table:style-name="ce29" office:value-type="string" calcext:value-type="string">
            <text:p>PREFERENCES#PLATFORM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  <text:p><text:span text:style-name="T7">Platform drop-down list clicked.</text:span></text:p>
          </table:table-cell>
          <table:table-cell table:style-name="ce33" office:value-type="string" calcext:value-type="string">
            <text:p>Click on a platform name.</text:p>
          </table:table-cell>
          <table:table-cell table:style-name="ce32" office:value-type="string" calcext:value-type="string">
            <text:p>Clicked platform name is selected in drop-down list.</text:p>
            <text:p/>
            <text:p>Emulator path of the selected platform name is displayed in the emulator path field (path must be same as one contained in the matching json file).</text:p>
            <text:p/>
            <text:p><text:span text:style-name="T8">Roms path of the selected platform name is displayed in the roms path field (path must be same as one contained in the matching json file).</text:span></text:p>
          </table:table-cell>
          <table:table-cell table:style-name="ce32" office:value-type="string" calcext:value-type="string">
            <text:p>Clicked platform name is selected in drop-down list.</text:p>
            <text:p/>
            <text:p>Matching emulator path is displayed in emulator path field.</text:p>
            <text:p/>
            <text:p><text:span text:style-name="T8">Matching roms path is displayed in roms path field.</text:span>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1">
          <table:table-cell/>
          <table:table-cell table:style-name="ce46" office:value-type="string" calcext:value-type="string">
            <text:p>PREFERENCES#PLATFORM#004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</table:table-cell>
          <table:table-cell table:style-name="ce33" office:value-type="string" calcext:value-type="string">
            <text:p>Click on browse emulator path button.</text:p>
          </table:table-cell>
          <table:table-cell table:style-name="ce32" office:value-type="string" calcext:value-type="string">
            <text:p>A dialog window allowing to choose emulator path is openened.</text:p>
          </table:table-cell>
          <table:table-cell table:style-name="ce32" office:value-type="string" calcext:value-type="string">
            <text:p>This windows is opened and allows to choose emulator path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e9f8436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2">
          <table:table-cell/>
          <table:table-cell table:style-name="ce46" office:value-type="string" calcext:value-type="string">
            <text:p>PREFERENCES#PLATFORM#005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  <text:p><text:span text:style-name="T7">Dialog window allowing to choose emulator path opened.</text:span></text:p>
          </table:table-cell>
          <table:table-cell table:style-name="ce33" office:value-type="string" calcext:value-type="string">
            <text:p>Choose a path and validate.</text:p>
          </table:table-cell>
          <table:table-cell table:style-name="ce32" office:value-type="string" calcext:value-type="string">
            <text:p>Dialog window is closed.</text:p>
            <text:p/>
            <text:p>Choosen emulator path is displayed in the emulator path field.</text:p>
          </table:table-cell>
          <table:table-cell table:style-name="ce32" office:value-type="string" calcext:value-type="string">
            <text:p>Dialog window is closed and emulator path is displayed in emulator path field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e9f8436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2">
          <table:table-cell/>
          <table:table-cell table:style-name="ce46" office:value-type="string" calcext:value-type="string">
            <text:p>PREFERENCES#PLATFORM#006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</table:table-cell>
          <table:table-cell table:style-name="ce33" office:value-type="string" calcext:value-type="string">
            <text:p>Click on browse roms path button.</text:p>
          </table:table-cell>
          <table:table-cell table:style-name="ce32" office:value-type="string" calcext:value-type="string">
            <text:p>A dialog window allowing to choose roms path is openened.</text:p>
          </table:table-cell>
          <table:table-cell table:style-name="ce32" office:value-type="string" calcext:value-type="string">
            <text:p>This windows is opened and allows to choose roms path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e9f8436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2">
          <table:table-cell/>
          <table:table-cell table:style-name="ce46" office:value-type="string" calcext:value-type="string">
            <text:p>PREFERENCES#PLATFORM#007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  <text:p><text:span text:style-name="T7">Dialog window allowing to choose roms path opened.</text:span></text:p>
          </table:table-cell>
          <table:table-cell table:style-name="ce33" office:value-type="string" calcext:value-type="string">
            <text:p>Choose a path and validate.</text:p>
          </table:table-cell>
          <table:table-cell table:style-name="ce32" office:value-type="string" calcext:value-type="string">
            <text:p>Dialog window is closed.</text:p>
            <text:p/>
            <text:p>Choosen roms path is displayed in the roms path field.</text:p>
          </table:table-cell>
          <table:table-cell table:style-name="ce32" office:value-type="string" calcext:value-type="string">
            <text:p>Dialog window is closed and roms path is displayed in roms path field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e9f8436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3">
          <table:table-cell/>
          <table:table-cell table:style-name="ce46" office:value-type="string" calcext:value-type="string">
            <text:p>PREFERENCES#PLATFORM#008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8">A platform containing roms is clicked and roms are diplayed.</text:span></text:p>
            <text:p><text:span text:style-name="T8">Game tab clicked.</text:span></text:p>
            <text:p><text:span text:style-name="T7">Preference window opened.</text:span></text:p>
            <text:p><text:span text:style-name="T7">'Platform' tab selected.</text:span></text:p>
            <text:p><text:span text:style-name="T7">Dialog window allowing to choose roms path opened.</text:span></text:p>
          </table:table-cell>
          <table:table-cell table:style-name="ce33" office:value-type="string" calcext:value-type="string">
            <text:p>Choose a roms path for the clicked platform, validate and apply.</text:p>
            <text:p>The content of choosen roms directory must be different from the previous (at least for one rom).</text:p>
          </table:table-cell>
          <table:table-cell table:style-name="ce33" office:value-type="string" calcext:value-type="string">
            <text:p><text:span text:style-name="T7">All roms availables for this platform are displayed with matching cover.</text:span></text:p>
            <text:p/>
            <text:p><text:span text:style-name="T7">Roms are these present in the path specified in preferences window.</text:span></text:p>
            <text:p/>
            <text:p><text:span text:style-name="T7">If a cover is missing for a rom in the specified path, this rom is displayed depending on the state of «display no cover rom » push button in game tab toolbar.</text:span></text:p>
          </table:table-cell>
          <table:table-cell table:style-name="ce32" office:value-type="string" calcext:value-type="string">
            <text:p>Game tab refresh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acfb08c)</text:p>
          </table:table-cell>
          <table:table-cell table:style-name="ce32" office:value-type="string" calcext:value-type="string">
            <text:p>Do the same considering a clicked collection when roms path change for a rom contained in this collection.</text:p>
          </table:table-cell>
          <table:table-cell table:number-columns-repeated="1015"/>
        </table:table-row>
        <table:table-row table:style-name="ro23">
          <table:table-cell/>
          <table:table-cell table:style-name="ce46" office:value-type="string" calcext:value-type="string">
            <text:p>PREFERENCES#PLATFORM#009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8">A platform containing roms is clicked and roms are diplayed.</text:span></text:p>
            <text:p><text:span text:style-name="T8">Game tab clicked.</text:span></text:p>
            <text:p><text:span text:style-name="T7">Preference window opened.</text:span></text:p>
            <text:p><text:span text:style-name="T7">'Platform' tab selected.</text:span></text:p>
            <text:p><text:span text:style-name="T7">Dialog window allowing to choose roms path opened.</text:span></text:p>
            <text:p><text:span text:style-name="T8">Choose a roms path for an other platform than the clicked platform, validate and apply.</text:span></text:p>
          </table:table-cell>
          <table:table-cell table:style-name="ce33" office:value-type="string" calcext:value-type="string">
            <text:p>In platform tab, click on the other platform choosen.</text:p>
            <text:p>The content of choosen roms directory must be different from the previous (at least for one rom).</text:p>
          </table:table-cell>
          <table:table-cell table:style-name="ce33" office:value-type="string" calcext:value-type="string">
            <text:p><text:span text:style-name="T7">All roms availables for this platform are displayed with matching cover.</text:span></text:p>
            <text:p/>
            <text:p><text:span text:style-name="T7">Roms are these present in the path specified in preferences window.</text:span></text:p>
            <text:p/>
            <text:p><text:span text:style-name="T7">If a cover is missing for a rom in the specified path, this rom is displayed depending on the state of «display no cover rom » push button in game tab toolbar.</text:span></text:p>
          </table:table-cell>
          <table:table-cell table:style-name="ce33" office:value-type="string" calcext:value-type="string">
            <text:p>Game tab refresh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acfb08c)</text:p>
          </table:table-cell>
          <table:table-cell table:style-name="ce33" office:value-type="string" calcext:value-type="string">
            <text:p>Do the same considering a clicked collection when roms path change for a rom contained in this collection.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45" office:value-type="string" calcext:value-type="string" table:number-columns-spanned="8" table:number-rows-spanned="1">
            <text:p>PREFERENCES#BUTTON</text:p>
          </table:table-cell>
          <table:covered-table-cell table:number-columns-repeated="4" table:style-name="ce31"/>
          <table:covered-table-cell table:style-name="ce50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24">
          <table:table-cell/>
          <table:table-cell table:style-name="ce29" office:value-type="string" calcext:value-type="string">
            <text:p>PREFERENCES#BUTTON#APPLY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/>
            <text:p><text:span text:style-name="T7">'General' tab selected.</text:span></text:p>
            <text:p><text:span text:style-name="T7">Modification of style and langage.</text:span></text:p>
            <text:p/>
            <text:p><text:span text:style-name="T7">'Platform' tab selected.</text:span></text:p>
            <text:p><text:span text:style-name="T7">Modifications of emulator paths and roms paths done for various platforms.</text:span></text:p>
          </table:table-cell>
          <table:table-cell table:style-name="ce33" office:value-type="string" calcext:value-type="string">
            <text:p>Click on apply button.</text:p>
          </table:table-cell>
          <table:table-cell table:style-name="ce47" office:value-type="string" calcext:value-type="string">
            <text:p>Choosen style is applied.</text:p>
            <text:p/>
            <text:p>Choosen langage is applied.</text:p>
            <text:p/>
            <text:p>Each emulator paths modified must be written in matching json file.</text:p>
            <text:p/>
            <text:p><text:span text:style-name="T8">Each roms paths modified must be written in matching json file.</text:span></text:p>
          </table:table-cell>
          <table:table-cell table:style-name="ce32" office:value-type="string" calcext:value-type="string">
            <text:p>Choosen style and langage are applied.</text:p>
            <text:p/>
            <text:p>Each modified emulator path and roms paths are written in matching json file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e9f8436)</text:p>
          </table:table-cell>
          <table:table-cell table:style-name="ce32" office:value-type="string" calcext:value-type="string">
            <text:p>No save in json files.</text:p>
          </table:table-cell>
          <table:table-cell table:number-columns-repeated="1015"/>
        </table:table-row>
        <table:table-row table:style-name="ro25">
          <table:table-cell/>
          <table:table-cell table:style-name="ce29" office:value-type="string" calcext:value-type="string">
            <text:p>PREFERENCES#BUTTON#CLOSE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</table:table-cell>
          <table:table-cell table:style-name="ce33" office:value-type="string" calcext:value-type="string">
            <text:p>Click on close button.</text:p>
          </table:table-cell>
          <table:table-cell table:style-name="ce47" office:value-type="string" calcext:value-type="string">
            <text:p>Preferences window is closed.</text:p>
          </table:table-cell>
          <table:table-cell table:style-name="ce32" office:value-type="string" calcext:value-type="string">
            <text:p>Preferences window is closed.</text:p>
          </table:table-cell>
          <table:table-cell table:style-name="ce52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45" office:value-type="string" calcext:value-type="string" table:number-columns-spanned="8" table:number-rows-spanned="1">
            <text:p>PREFERENCES#FILE</text:p>
          </table:table-cell>
          <table:covered-table-cell table:number-columns-repeated="4" table:style-name="ce31"/>
          <table:covered-table-cell table:style-name="ce53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24">
          <table:table-cell/>
          <table:table-cell table:style-name="ce29" office:value-type="string" calcext:value-type="string">
            <text:p>#PREFERENCES#FILE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General' tab selected.</text:span></text:p>
            <text:p><text:span text:style-name="T7">Modification of style and langage.</text:span></text:p>
            <text:p><text:span text:style-name="T7">Apply button clicked.</text:span></text:p>
          </table:table-cell>
          <table:table-cell table:style-name="ce33" office:value-type="string" calcext:value-type="string">
            <text:p>Close ArcadeRoom and then re-open it.</text:p>
          </table:table-cell>
          <table:table-cell table:style-name="ce48" office:value-type="string" calcext:value-type="string">
            <text:p>Style and langage are those wiches are the last to be applied in preferences Window before ArcadeRoom closure.</text:p>
          </table:table-cell>
          <table:table-cell table:style-name="ce33" office:value-type="string" calcext:value-type="string">
            <text:p><text:span text:style-name="T7">Style is the last to be applied.</text:span></text:p>
            <text:p/>
            <text:p><text:span text:style-name="T7">Language is the last to be applied.</text:span></text:p>
            <text:p/>
            <text:p/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29" office:value-type="string" calcext:value-type="string">
            <text:p>#PREFERENCES#FILE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latform name are expanded.</text:span></text:p>
            <text:p><text:span text:style-name="T7">A platform is clicked.</text:span></text:p>
            <text:p><text:span text:style-name="T7">Game tab clicked.</text:span></text:p>
            <text:p><text:span text:style-name="T7">Toolbar is displayed.</text:span></text:p>
            <text:p><text:span text:style-name="T7">State of «display no cover rom » push button modified.</text:span></text:p>
            <text:p><text:span text:style-name="T7">Game cover size slider modified.</text:span></text:p>
            <text:p>Game list layout modified.</text:p>
            <text:p/>
            <text:p/>
          </table:table-cell>
          <table:table-cell table:style-name="ce33" office:value-type="string" calcext:value-type="string">
            <text:p>Close ArcadeRoom and then re-open it.</text:p>
          </table:table-cell>
          <table:table-cell table:style-name="ce48" office:value-type="string" calcext:value-type="string">
            <text:p>State of «display no cover rom » push button, game cover size and <text:s text:c="2"/>game list layout are the last to be selected before ArcadeRoom closure.</text:p>
          </table:table-cell>
          <table:table-cell table:style-name="ce48" office:value-type="string" calcext:value-type="string">
            <text:p><text:span text:style-name="T7">State of «display no cover rom » push button is the last to be selected before ArcadeRoom closure.</text:span></text:p>
            <text:p/>
            <text:p><text:span text:style-name="T7">Game cover size is the last to be placed before ArcadeRoom closure. </text:span></text:p>
            <text:p/>
            <text:p><text:span text:style-name="T7">Game list layout is the last to be selected before ArcadeRoom closure.</text:span>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8">
          <table:table-cell/>
          <table:table-cell table:style-name="ce29" office:value-type="string" calcext:value-type="string">
            <text:p>#PREFERENCES#FILE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Consoles' sub-menu modified.</text:span></text:p>
            <text:p><text:span text:style-name="T7">'Tools Bar' sub-menu modified.</text:span></text:p>
            <text:p><text:span text:style-name="T7">'Status Bar' sub-menu modified.</text:span></text:p>
          </table:table-cell>
          <table:table-cell table:style-name="ce33" office:value-type="string" calcext:value-type="string">
            <text:p>Close ArcadeRoom and then re-open it.</text:p>
          </table:table-cell>
          <table:table-cell table:style-name="ce48" office:value-type="string" calcext:value-type="string">
            <text:p>State of 'Consoles', 'Tools Bar' and 'Status Bar' are the last to be selected before ArcadeRoom closure.</text:p>
          </table:table-cell>
          <table:table-cell table:style-name="ce33" office:value-type="string" calcext:value-type="string">
            <text:p><text:span text:style-name="T7">State of 'Consoles'is the last to be selected before ArcadeRoom closure.</text:span></text:p>
            <text:p/>
            <text:p><text:span text:style-name="T7">State of 'Tools Bar' is the last to be selected before ArcadeRoom closure.</text:span></text:p>
            <text:p/>
            <text:p><text:span text:style-name="T7">State 'Status Bar' is the last to be selected before ArcadeRoom closure.</text:span>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Preferences Window'.G25:'ATP Preferences Window'.G27 'ATP Preferences Window'.G4:'ATP Preferences Window'.G9 'ATP Preferences Window'.G11:'ATP Preferences Window'.G22">
            <calcext:condition calcext:apply-style-name="BACKGROUND_OK" calcext:value="=[$CONFIG.$A$4]" calcext:base-cell-address="'ATP Preferences Window'.G4"/>
          </calcext:conditional-format>
          <calcext:conditional-format calcext:target-range-address="'ATP Preferences Window'.G25:'ATP Preferences Window'.G27 'ATP Preferences Window'.G4:'ATP Preferences Window'.G9 'ATP Preferences Window'.G11:'ATP Preferences Window'.G22">
            <calcext:condition calcext:apply-style-name="BACKGROUND_KO" calcext:value="=[$CONFIG.$A$5]" calcext:base-cell-address="'ATP Preferences Window'.G4"/>
          </calcext:conditional-format>
          <calcext:conditional-format calcext:target-range-address="'ATP Preferences Window'.G25:'ATP Preferences Window'.G27 'ATP Preferences Window'.G4:'ATP Preferences Window'.G9 'ATP Preferences Window'.G11:'ATP Preferences Window'.G22">
            <calcext:condition calcext:apply-style-name="BACKGROUND_NYI" calcext:value="=[$CONFIG.$A$2]" calcext:base-cell-address="'ATP Preferences Window'.G4"/>
          </calcext:conditional-format>
          <calcext:conditional-format calcext:target-range-address="'ATP Preferences Window'.G10:'ATP Preferences Window'.G10">
            <calcext:condition calcext:apply-style-name="BACKGROUND_OK" calcext:value="=[$CONFIG.$A$4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KO" calcext:value="=[$CONFIG.$A$5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NYI" calcext:value="=[$CONFIG.$A$2]" calcext:base-cell-address="'ATP Preferences Window'.G10"/>
          </calcext:conditional-format>
          <calcext:conditional-format calcext:target-range-address="'ATP Preferences Window'.G23:'ATP Preferences Window'.G23">
            <calcext:condition calcext:apply-style-name="BACKGROUND_OK" calcext:value="=[$CONFIG.$A$4]" calcext:base-cell-address="'ATP Preferences Window'.G23"/>
          </calcext:conditional-format>
          <calcext:conditional-format calcext:target-range-address="'ATP Preferences Window'.G23:'ATP Preferences Window'.G23">
            <calcext:condition calcext:apply-style-name="BACKGROUND_KO" calcext:value="=[$CONFIG.$A$5]" calcext:base-cell-address="'ATP Preferences Window'.G23"/>
          </calcext:conditional-format>
          <calcext:conditional-format calcext:target-range-address="'ATP Preferences Window'.G23:'ATP Preferences Window'.G23">
            <calcext:condition calcext:apply-style-name="BACKGROUND_NYI" calcext:value="=[$CONFIG.$A$2]" calcext:base-cell-address="'ATP Preferences Window'.G23"/>
          </calcext:conditional-format>
          <calcext:conditional-format calcext:target-range-address="'ATP Preferences Window'.G24:'ATP Preferences Window'.G24">
            <calcext:condition calcext:apply-style-name="BACKGROUND_OK" calcext:value="=[$CONFIG.$A$4]" calcext:base-cell-address="'ATP Preferences Window'.G24"/>
          </calcext:conditional-format>
          <calcext:conditional-format calcext:target-range-address="'ATP Preferences Window'.G24:'ATP Preferences Window'.G24">
            <calcext:condition calcext:apply-style-name="BACKGROUND_KO" calcext:value="=[$CONFIG.$A$5]" calcext:base-cell-address="'ATP Preferences Window'.G24"/>
          </calcext:conditional-format>
          <calcext:conditional-format calcext:target-range-address="'ATP Preferences Window'.G24:'ATP Preferences Window'.G24">
            <calcext:condition calcext:apply-style-name="BACKGROUND_NYI" calcext:value="=[$CONFIG.$A$2]" calcext:base-cell-address="'ATP Preferences Window'.G24"/>
          </calcext:conditional-format>
        </calcext:conditional-formats>
      </table:table>
      <table:table table:name="ATP About Windows" table:style-name="ta1">
        <office:forms form:automatic-focus="false" form:apply-design-mode="false"/>
        <table:table-column table:style-name="co3" table:default-cell-style-name="Default"/>
        <table:table-column table:style-name="co15" table:default-cell-style-name="ce26"/>
        <table:table-column table:style-name="co5" table:number-columns-repeated="4" table:default-cell-style-name="ce30"/>
        <table:table-column table:style-name="co6" table:default-cell-style-name="ce26"/>
        <table:table-column table:style-name="co11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6">
          <table:table-cell table:number-columns-repeated="1024"/>
        </table:table-row>
        <table:table-row table:style-name="ro26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6">
          <table:table-cell table:style-name="ce25"/>
          <table:table-cell table:style-name="ce28" office:value-type="string" calcext:value-type="string" table:number-columns-spanned="8" table:number-rows-spanned="1">
            <text:p>ABOUT#CONTENT</text:p>
          </table:table-cell>
          <table:covered-table-cell table:number-columns-repeated="4" table:style-name="ce31"/>
          <table:covered-table-cell table:number-columns-repeated="2" table:style-name="ce27"/>
          <table:covered-table-cell table:style-name="ce31"/>
          <table:table-cell table:style-name="ce25" table:number-columns-repeated="1015"/>
        </table:table-row>
        <table:table-row table:style-name="ro9">
          <table:table-cell/>
          <table:table-cell table:style-name="ce29" office:value-type="string" calcext:value-type="string">
            <text:p>ABOUT#CONTENT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About window opened.</text:span></text:p>
          </table:table-cell>
          <table:table-cell table:style-name="ce32" office:value-type="string" calcext:value-type="string">
            <text:p>Do nothing more.</text:p>
          </table:table-cell>
          <table:table-cell table:style-name="ce33" office:value-type="string" calcext:value-type="string">
            <text:p>About window content is the following :</text:p>
            <text:p>- Version of ArcadeRoom.</text:p>
            <text:p>- Details about ArcadeRoom.</text:p>
            <text:p>- 'OK' button.</text:p>
          </table:table-cell>
          <table:table-cell table:style-name="ce33" office:value-type="string" calcext:value-type="string">
            <text:p>All these elements are present.</text:p>
            <text:p>Version of ArcadeRoom is up to date.</text:p>
          </table:table-cell>
          <table:table-cell table:style-name="ce5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ABOUT#BUTTON</text:p>
          </table:table-cell>
          <table:covered-table-cell table:number-columns-repeated="4" table:style-name="ce31"/>
          <table:covered-table-cell table:style-name="ce55"/>
          <table:covered-table-cell table:style-name="ce27"/>
          <table:covered-table-cell table:style-name="ce31"/>
          <table:table-cell table:style-name="ce25" table:number-columns-repeated="1015"/>
        </table:table-row>
        <table:table-row table:style-name="ro10">
          <table:table-cell/>
          <table:table-cell table:style-name="ce29" office:value-type="string" calcext:value-type="string">
            <text:p>ITEM1#BUTTON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About window opened.</text:span></text:p>
          </table:table-cell>
          <table:table-cell table:style-name="ce32" office:value-type="string" calcext:value-type="string">
            <text:p>Click on 'OK' button.</text:p>
          </table:table-cell>
          <table:table-cell table:style-name="ce32" office:value-type="string" calcext:value-type="string">
            <text:p>About window is closed.</text:p>
            <text:p/>
          </table:table-cell>
          <table:table-cell table:style-name="ce32" office:value-type="string" calcext:value-type="string">
            <text:p>About windows is closed.</text:p>
          </table:table-cell>
          <table:table-cell table:style-name="ce5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1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9" table:number-rows-repeated="1048554">
          <table:table-cell table:number-columns-repeated="1024"/>
        </table:table-row>
        <table:table-row table:style-name="ro29">
          <table:table-cell table:number-columns-repeated="1024"/>
        </table:table-row>
        <calcext:conditional-formats>
          <calcext:conditional-format calcext:target-range-address="'ATP About Windows'.G4:'ATP About Windows'.G6">
            <calcext:condition calcext:apply-style-name="BACKGROUND_KO" calcext:value="=[$CONFIG.$A$5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NYI" calcext:value="=[$CONFIG.$A$2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OK" calcext:value="=[$CONFIG.$A$4]" calcext:base-cell-address="'ATP About Windows'.G4"/>
          </calcext:conditional-format>
        </calcext:conditional-formats>
      </table:table>
      <table:table table:name="ATP Consoles" table:style-name="ta1">
        <office:forms form:automatic-focus="false" form:apply-design-mode="false"/>
        <table:table-column table:style-name="co3" table:default-cell-style-name="Default"/>
        <table:table-column table:style-name="co16" table:default-cell-style-name="ce26"/>
        <table:table-column table:style-name="co17" table:default-cell-style-name="ce30"/>
        <table:table-column table:style-name="co19" table:number-columns-repeated="3" table:default-cell-style-name="ce30"/>
        <table:table-column table:style-name="co6" table:default-cell-style-name="ce26"/>
        <table:table-column table:style-name="co11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6">
          <table:table-cell table:number-columns-repeated="1024"/>
        </table:table-row>
        <table:table-row table:style-name="ro2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6">
          <table:table-cell table:style-name="ce25"/>
          <table:table-cell table:style-name="ce28" office:value-type="string" calcext:value-type="string" table:number-columns-spanned="8" table:number-rows-spanned="1">
            <text:p>CONSOLES#TREEVIEW</text:p>
          </table:table-cell>
          <table:covered-table-cell table:number-columns-repeated="4" table:style-name="ce31"/>
          <table:covered-table-cell table:number-columns-repeated="2" table:style-name="ce27"/>
          <table:covered-table-cell table:style-name="ce31"/>
          <table:table-cell table:style-name="ce25" table:number-columns-repeated="1015"/>
        </table:table-row>
        <table:table-row table:style-name="ro30">
          <table:table-cell/>
          <table:table-cell table:style-name="ce29" office:value-type="string" calcext:value-type="string">
            <text:p>CONSOLES#TREEVIEW#001</text:p>
          </table:table-cell>
          <table:table-cell table:style-name="ce33" office:value-type="string" calcext:value-type="string">
            <text:p>ArcadeRoom launched.</text:p>
            <text:p>'Consoles' tab selected.</text:p>
          </table:table-cell>
          <table:table-cell table:style-name="ce33" office:value-type="string" calcext:value-type="string">
            <text:p>Do nothing more.</text:p>
          </table:table-cell>
          <table:table-cell table:style-name="ce32" office:value-type="string" calcext:value-type="string">
            <text:p>The tree view is displayed and no expanded.</text:p>
            <text:p/>
            <text:p><text:span text:style-name="T8">The «platform sorting criteria» drop-down list is displayed.</text:span></text:p>
            <text:p/>
            <text:p>Only selected criteria in the list appear in treeview.</text:p>
          </table:table-cell>
          <table:table-cell table:style-name="ce32" office:value-type="string" calcext:value-type="string">
            <text:p>Tree view is displayed and no expanded (only selected criteria appear)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29" office:value-type="string" calcext:value-type="string">
            <text:p>CONSOLES#TREEVIEW#002</text:p>
          </table:table-cell>
          <table:table-cell table:style-name="ce33" office:value-type="string" calcext:value-type="string">
            <text:p>ArcadeRoom launched.</text:p>
          </table:table-cell>
          <table:table-cell table:style-name="ce33" office:value-type="string" calcext:value-type="string">
            <text:p>Select a criteria in <text:span text:style-name="T8">«platform sorting criteria» drop-down list.</text:span></text:p>
          </table:table-cell>
          <table:table-cell table:style-name="ce33" office:value-type="string" calcext:value-type="string">
            <text:p>The tree view is no expanded and sorted according to the selected criteria.</text:p>
          </table:table-cell>
          <table:table-cell table:style-name="ce32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29" office:value-type="string" calcext:value-type="string">
            <text:p>CONSOLES#TREEVIEW#003</text:p>
          </table:table-cell>
          <table:table-cell table:style-name="ce33" office:value-type="string" calcext:value-type="string">
            <text:p>ArcadeRoom launched.</text:p>
            <text:p><text:span text:style-name="T8">Platform sorting criteria selected in drop-down list.</text:span></text:p>
            <text:p>Criteria name is clicked (node expanded).</text:p>
          </table:table-cell>
          <table:table-cell table:style-name="ce33" office:value-type="string" calcext:value-type="string">
            <text:p>Select a criteria in <text:span text:style-name="T8">«platform sorting criteria» drop-down list.</text:span></text:p>
          </table:table-cell>
          <table:table-cell table:style-name="ce33" office:value-type="string" calcext:value-type="string">
            <text:p>The tree view is no expanded and sorted according to the selected criteria.</text:p>
          </table:table-cell>
          <table:table-cell table:style-name="ce32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1">
          <table:table-cell/>
          <table:table-cell table:style-name="ce29" office:value-type="string" calcext:value-type="string">
            <text:p>CONSOLES#TREEVIEW#004</text:p>
          </table:table-cell>
          <table:table-cell table:style-name="ce33" office:value-type="string" calcext:value-type="string">
            <text:p>ArcadeRoom launched.</text:p>
            <text:p>Platform sorting criteria selected in drop-down list.</text:p>
          </table:table-cell>
          <table:table-cell table:style-name="ce32" office:value-type="string" calcext:value-type="string">
            <text:p>Click on a 'node' symbolized by criteria name.</text:p>
          </table:table-cell>
          <table:table-cell table:style-name="ce32" office:value-type="string" calcext:value-type="string">
            <text:p>The node is expanded and platform names are displayed with matching icon according to the selected criteria.</text:p>
          </table:table-cell>
          <table:table-cell table:style-name="ce32" office:value-type="string" calcext:value-type="string">
            <text:p>Only platform names belonging to the selected criteria are displayed with matching icon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2">
          <table:table-cell/>
          <table:table-cell table:style-name="ce29" office:value-type="string" calcext:value-type="string">
            <text:p>CONSOLES#TREEVIEW#005</text:p>
          </table:table-cell>
          <table:table-cell table:style-name="ce33" office:value-type="string" calcext:value-type="string">
            <text:p>ArcadeRoom launched.</text:p>
            <text:p><text:span text:style-name="T8">Platform sorting criteria selected in drop-down list.</text:span></text:p>
            <text:p>Criteria name is clicked (node expanded).</text:p>
          </table:table-cell>
          <table:table-cell table:style-name="ce32" office:value-type="string" calcext:value-type="string">
            <text:p>Click on the same expanded node.</text:p>
          </table:table-cell>
          <table:table-cell table:style-name="ce47" office:value-type="string" calcext:value-type="string">
            <text:p>The node is collapsed.</text:p>
          </table:table-cell>
          <table:table-cell table:style-name="ce32" office:value-type="string" calcext:value-type="string">
            <text:p>The node is collapsed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REEVIEW#006</text:p>
          </table:table-cell>
          <table:table-cell table:style-name="ce33" office:value-type="string" calcext:value-type="string">
            <text:p>ArcadeRoom launched.</text:p>
            <text:p>Platform names are expanded.</text:p>
            <text:p>Game tab clicked.</text:p>
          </table:table-cell>
          <table:table-cell table:style-name="ce32" office:value-type="string" calcext:value-type="string">
            <text:p>Click on a platform name among these displayed for the expanded construtor.</text:p>
            <text:p/>
            <text:p/>
          </table:table-cell>
          <table:table-cell table:style-name="ce32" office:value-type="string" calcext:value-type="string">
            <text:p>All roms availables for this platform are displayed with matching cover.</text:p>
            <text:p/>
            <text:p>Roms are these present in the path specified in matching json file.</text:p>
            <text:p/>
            <text:p>If a cover is missing for a rom in the specified path, this rom is displayed depending on the state of «display no cover rom » push button in game tab toolbar.</text:p>
          </table:table-cell>
          <table:table-cell table:style-name="ce32" office:value-type="string" calcext:value-type="string">
            <text:p>All roms are displayed with matching cover.</text:p>
            <text:p/>
            <text:p>Missing cover roms are displayed depending on the state of «display no cover rom » push button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acfb08c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CONSOLES#OVERVIEWTAB</text:p>
          </table:table-cell>
          <table:covered-table-cell table:number-columns-repeated="4" table:style-name="ce31"/>
          <table:covered-table-cell table:style-name="ce58"/>
          <table:covered-table-cell table:style-name="ce27"/>
          <table:covered-table-cell table:style-name="ce31"/>
          <table:table-cell table:style-name="ce25" table:number-columns-repeated="1015"/>
        </table:table-row>
        <table:table-row table:style-name="ro33">
          <table:table-cell/>
          <table:table-cell table:style-name="ce46" office:value-type="string" calcext:value-type="string">
            <text:p>CONSOLES#OVERVIEW#001</text:p>
          </table:table-cell>
          <table:table-cell table:style-name="ce33" office:value-type="string" calcext:value-type="string">
            <text:p>ArcadeRoom launched.</text:p>
            <text:p>Platform names are expanded.</text:p>
            <text:p>Overview tab clicked</text:p>
          </table:table-cell>
          <table:table-cell table:style-name="ce32" office:value-type="string" calcext:value-type="string">
            <text:p>Click on a platform name among these displayed for the expanded construtor.</text:p>
          </table:table-cell>
          <table:table-cell table:style-name="ce32" office:value-type="string" calcext:value-type="string">
            <text:p>An overview of the selected platform is displayed : </text:p>
            <text:p> - Photo of the console</text:p>
            <text:p> - Textual description of the console.</text:p>
            <text:p> - Screenshots of some famous games.</text:p>
          </table:table-cell>
          <table:table-cell table:style-name="ce32" office:value-type="string" calcext:value-type="string">
            <text:p>Console overview is displayed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CONSOLES#GAMESTAB</text:p>
          </table:table-cell>
          <table:covered-table-cell table:number-columns-repeated="4" table:style-name="ce31"/>
          <table:covered-table-cell table:style-name="ce58"/>
          <table:covered-table-cell table:style-name="ce27"/>
          <table:covered-table-cell table:style-name="ce31"/>
          <table:table-cell table:style-name="ce25" table:number-columns-repeated="1015"/>
        </table:table-row>
        <table:table-row table:style-name="ro14">
          <table:table-cell/>
          <table:table-cell table:style-name="ce56" office:value-type="string" calcext:value-type="string">
            <text:p>CONSOLES#GAMESTAB#001</text:p>
          </table:table-cell>
          <table:table-cell table:style-name="ce33" office:value-type="string" calcext:value-type="string">
            <text:p>ArcadeRoom launched.</text:p>
            <text:p><text:span text:style-name="T8">Platform names are expanded.</text:span></text:p>
            <text:p><text:span text:style-name="T8">Game tab clicked.</text:span></text:p>
            <text:p/>
          </table:table-cell>
          <table:table-cell table:style-name="ce32" office:value-type="string" calcext:value-type="string">
            <text:p>Put the mouse over a rom cover.</text:p>
          </table:table-cell>
          <table:table-cell table:style-name="ce32" office:value-type="string" calcext:value-type="string">
            <text:p>An highlight effet appears on cover.</text:p>
          </table:table-cell>
          <table:table-cell table:style-name="ce32" office:value-type="string" calcext:value-type="string">
            <text:p>Highlight effect appears.</text:p>
          </table:table-cell>
          <table:table-cell table:style-name="ce57" table:content-validation-name="val1" office:value-type="string" calcext:value-type="string">
            <text:p>KO</text:p>
          </table:table-cell>
          <table:table-cell table:style-name="ce22" table:content-validation-name="val2" office:value-type="string" calcext:value-type="string">
            <text:p>RELEASE_0.2</text:p>
          </table:table-cell>
          <table:table-cell table:style-name="ce32" office:value-type="string" calcext:value-type="string">
            <text:p>Intentionally disabled.</text:p>
            <text:p>To enable in  future version</text:p>
          </table:table-cell>
          <table:table-cell table:number-columns-repeated="1015"/>
        </table:table-row>
        <table:table-row table:style-name="ro14">
          <table:table-cell/>
          <table:table-cell table:style-name="ce56" office:value-type="string" calcext:value-type="string">
            <text:p>CONSOLES#GAMESTAB#002</text:p>
          </table:table-cell>
          <table:table-cell table:style-name="ce33" office:value-type="string" calcext:value-type="string">
            <text:p>ArcadeRoom launched.</text:p>
            <text:p><text:span text:style-name="T8">Platform names are expanded.</text:span></text:p>
            <text:p><text:span text:style-name="T8">Game tab clicked.</text:span></text:p>
            <text:p/>
          </table:table-cell>
          <table:table-cell table:style-name="ce32" office:value-type="string" calcext:value-type="string">
            <text:p>Click on a rom cover.</text:p>
          </table:table-cell>
          <table:table-cell table:style-name="ce32" office:value-type="string" calcext:value-type="string">
            <text:p>Rom is launched with emulator for which path is specified in matching json file.</text:p>
          </table:table-cell>
          <table:table-cell table:style-name="ce32" office:value-type="string" calcext:value-type="string">
            <text:p>Rom is launched with matching emulator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e9f8436)</text:p>
          </table:table-cell>
          <table:table-cell table:style-name="ce32"/>
          <table:table-cell table:number-columns-repeated="1015"/>
        </table:table-row>
        <table:table-row table:style-name="ro14">
          <table:table-cell/>
          <table:table-cell table:style-name="ce56" office:value-type="string" calcext:value-type="string">
            <text:p>CONSOLES#GAMESTAB#003</text:p>
          </table:table-cell>
          <table:table-cell table:style-name="ce33" office:value-type="string" calcext:value-type="string">
            <text:p>ArcadeRoom launched.</text:p>
            <text:p><text:span text:style-name="T8">Platform names are expanded.</text:span></text:p>
            <text:p><text:span text:style-name="T8">Game tab clicked.</text:span></text:p>
            <text:p/>
          </table:table-cell>
          <table:table-cell table:style-name="ce32" office:value-type="string" calcext:value-type="string">
            <text:p>Modify directory rom content of the selected platform.</text:p>
            <text:p>Click on an other platform.</text:p>
            <text:p>Click on the first selected platform.</text:p>
          </table:table-cell>
          <table:table-cell table:style-name="ce32" office:value-type="string" calcext:value-type="string">
            <text:p>Modified roms are no longer displayed.</text:p>
          </table:table-cell>
          <table:table-cell table:style-name="ce33" office:value-type="string" calcext:value-type="string">
            <text:p>Modified roms are no longer displayed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acfb08c)</text:p>
          </table:table-cell>
          <table:table-cell table:style-name="ce32" office:value-type="string" calcext:value-type="string">
            <text:p>Do the same with a selected collection.</text:p>
          </table:table-cell>
          <table:table-cell table:number-columns-repeated="1015"/>
        </table:table-row>
        <table:table-row table:style-name="ro34">
          <table:table-cell/>
          <table:table-cell table:style-name="ce28" office:value-type="string" calcext:value-type="string" table:number-columns-spanned="8" table:number-rows-spanned="1">
            <text:p>CONSOLES#SEARCHBAR</text:p>
          </table:table-cell>
          <table:covered-table-cell table:number-columns-repeated="4" table:style-name="Default"/>
          <table:covered-table-cell table:style-name="ce59"/>
          <table:covered-table-cell table:number-columns-repeated="2" table:style-name="Default"/>
          <table:table-cell table:number-columns-repeated="1015"/>
        </table:table-row>
        <table:table-row table:style-name="ro14">
          <table:table-cell/>
          <table:table-cell table:style-name="ce29" office:value-type="string" calcext:value-type="string">
            <text:p>CONSOLES#SEARCHBAR#001</text:p>
          </table:table-cell>
          <table:table-cell table:style-name="ce33" office:value-type="string" calcext:value-type="string">
            <text:p>ArcadeRoom launched.</text:p>
            <text:p>Console tab clicked.</text:p>
          </table:table-cell>
          <table:table-cell table:style-name="ce33" office:value-type="string" calcext:value-type="string">
            <text:p>Enter a platform's name in the search bar and click on the « search » button.</text:p>
          </table:table-cell>
          <table:table-cell table:style-name="ce32" office:value-type="string" calcext:value-type="string">
            <text:p>The platform containing the searched name becomes selected in the tree view and the grid layout displays the games of the selected platform.</text:p>
          </table:table-cell>
          <table:table-cell table:style-name="ce32" office:value-type="string" calcext:value-type="string">
            <text:p>The platform containing the searched name becomes selected in the tree view and the grid layout in game tab displays the games of the selected platform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4">
          <table:table-cell/>
          <table:table-cell table:style-name="ce28" office:value-type="string" calcext:value-type="string" table:number-columns-spanned="8" table:number-rows-spanned="1">
            <text:p>CONSOLES#TOOLBAR</text:p>
          </table:table-cell>
          <table:covered-table-cell table:number-columns-repeated="4" table:style-name="Default"/>
          <table:covered-table-cell table:style-name="ce60"/>
          <table:covered-table-cell table:number-columns-repeated="2" table:style-name="Default"/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OOLBAR#001</text:p>
          </table:table-cell>
          <table:table-cell table:style-name="ce33" office:value-type="string" calcext:value-type="string">
            <text:p>ArcadeRoom launched.</text:p>
            <text:p>Platform name are expanded.</text:p>
            <text:p>A platform containing roms is clicked and roms are diplayed.</text:p>
            <text:p><text:span text:style-name="T8">Game tab clicked.</text:span></text:p>
          </table:table-cell>
          <table:table-cell table:style-name="ce33" office:value-type="string" calcext:value-type="string">
            <text:p>Do nothing more.</text:p>
          </table:table-cell>
          <table:table-cell table:style-name="ce32" office:value-type="string" calcext:value-type="string">
            <text:p>A toolbar is diaplayed in game tab whith the following :</text:p>
            <text:p> - A button to control display of no cover rom.</text:p>
            <text:p> - Slider to change game cover size.</text:p>
            <text:p> - A combobox to change game list layout.</text:p>
          </table:table-cell>
          <table:table-cell table:style-name="ce32" office:value-type="string" calcext:value-type="string">
            <text:p>All these elements ares displayed in the toolbar..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OOLBAR#002</text:p>
          </table:table-cell>
          <table:table-cell table:style-name="ce33" office:value-type="string" calcext:value-type="string">
            <text:p>ArcadeRoom launched.</text:p>
            <text:p>Platform name are expanded.</text:p>
            <text:p>A platform containing no cover roms is clicked and roms are diplayed.</text:p>
            <text:p><text:span text:style-name="T8">Game tab clicked.</text:span></text:p>
          </table:table-cell>
          <table:table-cell table:style-name="ce33" office:value-type="string" calcext:value-type="string">
            <text:p>Click on «display no cover rom » push button in game tab toolbar.</text:p>
          </table:table-cell>
          <table:table-cell table:style-name="ce32" office:value-type="string" calcext:value-type="string">
            <text:p>Missing cover roms are displayed depending on the state of «display no cover rom » push button in game tab toolbar.</text:p>
          </table:table-cell>
          <table:table-cell table:style-name="ce32" office:value-type="string" calcext:value-type="string">
            <text:p>If missing cover roms  were not displayed before clicking on «display no cover rom » push button, then missing cover rom are displayed.</text:p>
            <text:p/>
            <text:p><text:span text:style-name="T8">If missing cover roms  were displayed before clicking on «display no cover rom » push button, then missing cover rom are not displayed.</text:span>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e9f8436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OOLBAR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latform name are expanded.</text:span></text:p>
            <text:p><text:span text:style-name="T7">A platform containing no cover roms is clicked and roms are diplayed.</text:span></text:p>
            <text:p><text:span text:style-name="T7">Game tab clicked.</text:span></text:p>
          </table:table-cell>
          <table:table-cell table:style-name="ce33" office:value-type="string" calcext:value-type="string">
            <text:p>Move the slider to change game cover size.</text:p>
          </table:table-cell>
          <table:table-cell table:style-name="ce32" office:value-type="string" calcext:value-type="string">
            <text:p>Game cover size is changed according to the modification of slider.</text:p>
          </table:table-cell>
          <table:table-cell table:style-name="ce33" office:value-type="string" calcext:value-type="string">
            <text:p>Game cover size is changed according to the modification of slider.</text:p>
          </table:table-cell>
          <table:table-cell table:style-name="ce63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2a97a3b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OOLBAR#004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latform name are expanded.</text:span></text:p>
            <text:p><text:span text:style-name="T7">A platform containing no cover roms is clicked and roms are diplayed.</text:span></text:p>
            <text:p><text:span text:style-name="T7">Game tab clicked.</text:span></text:p>
          </table:table-cell>
          <table:table-cell table:style-name="ce33" office:value-type="string" calcext:value-type="string">
            <text:p>Click on change layout drop-down list.</text:p>
          </table:table-cell>
          <table:table-cell table:style-name="ce33" office:value-type="string" calcext:value-type="string">
            <text:p>The list of available layout is displayed:</text:p>
            <text:p> - Grid wtih 3 columns.</text:p>
            <text:p><text:span text:style-name="T8"> - Grid wtih 4 columns.</text:span></text:p>
            <text:p><text:span text:style-name="T8"> - Grid wtih 5 columns.</text:span></text:p>
            <text:p> - Horizontal list</text:p>
            <text:p> - Detailed list</text:p>
          </table:table-cell>
          <table:table-cell table:style-name="ce33" office:value-type="string" calcext:value-type="string">
            <text:p>All these layout are displayed.</text:p>
          </table:table-cell>
          <table:table-cell table:style-name="ce6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e9f8436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OOLBAR#005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latform name are expanded.</text:span></text:p>
            <text:p><text:span text:style-name="T7">A platform containing no cover roms is clicked and roms are diplayed.</text:span></text:p>
            <text:p><text:span text:style-name="T7">Game tab clicked.</text:span></text:p>
            <text:p><text:span text:style-name="T7">Change layout list is clicked.</text:span></text:p>
          </table:table-cell>
          <table:table-cell table:style-name="ce33" office:value-type="string" calcext:value-type="string">
            <text:p>Click on a layout in change layout drop-down list.</text:p>
          </table:table-cell>
          <table:table-cell table:number-columns-repeated="2" table:style-name="ce33" office:value-type="string" calcext:value-type="string">
            <text:p>Selected layout is applyed in game tab.</text:p>
          </table:table-cell>
          <table:table-cell table:style-name="ce65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e9f8436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OOLBAR#006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latform name are expanded.</text:span></text:p>
            <text:p><text:span text:style-name="T7">A platform containing no cover roms is clicked and roms are diplayed.</text:span></text:p>
            <text:p><text:span text:style-name="T7">Game tab clicked.</text:span></text:p>
            <text:p><text:span text:style-name="T7">Detailed layout is selected in change layout list.</text:span></text:p>
          </table:table-cell>
          <table:table-cell table:style-name="ce33" office:value-type="string" calcext:value-type="string">
            <text:p>Click on note column for a rom.</text:p>
          </table:table-cell>
          <table:table-cell table:number-columns-repeated="2" table:style-name="ce33" office:value-type="string" calcext:value-type="string">
            <text:p>Rating of the rom evolves according to the click.</text:p>
          </table:table-cell>
          <table:table-cell table:style-name="ce66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4" table:number-rows-repeated="1048551">
          <table:table-cell table:number-columns-repeated="1024"/>
        </table:table-row>
        <table:table-row table:style-name="ro35">
          <table:table-cell table:number-columns-repeated="1024"/>
        </table:table-row>
        <calcext:conditional-formats>
          <calcext:conditional-format calcext:target-range-address="'ATP Consoles'.G4:'ATP Consoles'.G17">
            <calcext:condition calcext:apply-style-name="BACKGROUND_NYI" calcext:value="=&quot;NYI&quot;" calcext:base-cell-address="'ATP Consoles'.G4"/>
          </calcext:conditional-format>
          <calcext:conditional-format calcext:target-range-address="'ATP Consoles'.G4:'ATP Consoles'.G17">
            <calcext:condition calcext:apply-style-name="BACKGROUND_OK" calcext:value="=&quot;OK&quot;" calcext:base-cell-address="'ATP Consoles'.G4"/>
          </calcext:conditional-format>
          <calcext:conditional-format calcext:target-range-address="'ATP Consoles'.G4:'ATP Consoles'.G17">
            <calcext:condition calcext:apply-style-name="BACKGROUND_KO" calcext:value="=&quot;KO&quot;" calcext:base-cell-address="'ATP Consoles'.G4"/>
          </calcext:conditional-format>
          <calcext:conditional-format calcext:target-range-address="'ATP Consoles'.G18:'ATP Consoles'.G18">
            <calcext:condition calcext:apply-style-name="BACKGROUND_NYI" calcext:value="=&quot;NYI&quot;" calcext:base-cell-address="'ATP Consoles'.G18"/>
          </calcext:conditional-format>
          <calcext:conditional-format calcext:target-range-address="'ATP Consoles'.G18:'ATP Consoles'.G18">
            <calcext:condition calcext:apply-style-name="BACKGROUND_OK" calcext:value="=&quot;OK&quot;" calcext:base-cell-address="'ATP Consoles'.G18"/>
          </calcext:conditional-format>
          <calcext:conditional-format calcext:target-range-address="'ATP Consoles'.G18:'ATP Consoles'.G18">
            <calcext:condition calcext:apply-style-name="BACKGROUND_KO" calcext:value="=&quot;KO&quot;" calcext:base-cell-address="'ATP Consoles'.G18"/>
          </calcext:conditional-format>
          <calcext:conditional-format calcext:target-range-address="'ATP Consoles'.G19:'ATP Consoles'.G19">
            <calcext:condition calcext:apply-style-name="BACKGROUND_NYI" calcext:value="=&quot;NYI&quot;" calcext:base-cell-address="'ATP Consoles'.G19"/>
          </calcext:conditional-format>
          <calcext:conditional-format calcext:target-range-address="'ATP Consoles'.G19:'ATP Consoles'.G19">
            <calcext:condition calcext:apply-style-name="BACKGROUND_OK" calcext:value="=&quot;OK&quot;" calcext:base-cell-address="'ATP Consoles'.G19"/>
          </calcext:conditional-format>
          <calcext:conditional-format calcext:target-range-address="'ATP Consoles'.G19:'ATP Consoles'.G19">
            <calcext:condition calcext:apply-style-name="BACKGROUND_KO" calcext:value="=&quot;KO&quot;" calcext:base-cell-address="'ATP Consoles'.G19"/>
          </calcext:conditional-format>
          <calcext:conditional-format calcext:target-range-address="'ATP Consoles'.G21:'ATP Consoles'.G21">
            <calcext:condition calcext:apply-style-name="BACKGROUND_NYI" calcext:value="=&quot;NYI&quot;" calcext:base-cell-address="'ATP Consoles'.G21"/>
          </calcext:conditional-format>
          <calcext:conditional-format calcext:target-range-address="'ATP Consoles'.G21:'ATP Consoles'.G21">
            <calcext:condition calcext:apply-style-name="BACKGROUND_OK" calcext:value="=&quot;OK&quot;" calcext:base-cell-address="'ATP Consoles'.G21"/>
          </calcext:conditional-format>
          <calcext:conditional-format calcext:target-range-address="'ATP Consoles'.G21:'ATP Consoles'.G21">
            <calcext:condition calcext:apply-style-name="BACKGROUND_KO" calcext:value="=&quot;KO&quot;" calcext:base-cell-address="'ATP Consoles'.G21"/>
          </calcext:conditional-format>
          <calcext:conditional-format calcext:target-range-address="'ATP Consoles'.G20:'ATP Consoles'.G20">
            <calcext:condition calcext:apply-style-name="BACKGROUND_NYI" calcext:value="=&quot;NYI&quot;" calcext:base-cell-address="'ATP Consoles'.G20"/>
          </calcext:conditional-format>
          <calcext:conditional-format calcext:target-range-address="'ATP Consoles'.G20:'ATP Consoles'.G20">
            <calcext:condition calcext:apply-style-name="BACKGROUND_OK" calcext:value="=&quot;OK&quot;" calcext:base-cell-address="'ATP Consoles'.G20"/>
          </calcext:conditional-format>
          <calcext:conditional-format calcext:target-range-address="'ATP Consoles'.G20:'ATP Consoles'.G20">
            <calcext:condition calcext:apply-style-name="BACKGROUND_KO" calcext:value="=&quot;KO&quot;" calcext:base-cell-address="'ATP Consoles'.G20"/>
          </calcext:conditional-format>
          <calcext:conditional-format calcext:target-range-address="'ATP Consoles'.G22:'ATP Consoles'.G22">
            <calcext:condition calcext:apply-style-name="BACKGROUND_OK" calcext:value="=[$CONFIG.$A$4]" calcext:base-cell-address="'ATP Consoles'.G22"/>
          </calcext:conditional-format>
          <calcext:conditional-format calcext:target-range-address="'ATP Consoles'.G22:'ATP Consoles'.G22">
            <calcext:condition calcext:apply-style-name="BACKGROUND_KO" calcext:value="=[$CONFIG.$A$5]" calcext:base-cell-address="'ATP Consoles'.G22"/>
          </calcext:conditional-format>
          <calcext:conditional-format calcext:target-range-address="'ATP Consoles'.G22:'ATP Consoles'.G22">
            <calcext:condition calcext:apply-style-name="BACKGROUND_NYI" calcext:value="=[$CONFIG.$A$2]" calcext:base-cell-address="'ATP Consoles'.G22"/>
          </calcext:conditional-format>
          <calcext:conditional-format calcext:target-range-address="'ATP Consoles'.G23:'ATP Consoles'.G23">
            <calcext:condition calcext:apply-style-name="BACKGROUND_OK" calcext:value="=[$CONFIG.$A$4]" calcext:base-cell-address="'ATP Consoles'.G23"/>
          </calcext:conditional-format>
          <calcext:conditional-format calcext:target-range-address="'ATP Consoles'.G23:'ATP Consoles'.G23">
            <calcext:condition calcext:apply-style-name="BACKGROUND_KO" calcext:value="=[$CONFIG.$A$5]" calcext:base-cell-address="'ATP Consoles'.G23"/>
          </calcext:conditional-format>
          <calcext:conditional-format calcext:target-range-address="'ATP Consoles'.G23:'ATP Consoles'.G23">
            <calcext:condition calcext:apply-style-name="BACKGROUND_NYI" calcext:value="=[$CONFIG.$A$2]" calcext:base-cell-address="'ATP Consoles'.G23"/>
          </calcext:conditional-format>
          <calcext:conditional-format calcext:target-range-address="'ATP Consoles'.G24:'ATP Consoles'.G24">
            <calcext:condition calcext:apply-style-name="BACKGROUND_OK" calcext:value="=[$CONFIG.$A$4]" calcext:base-cell-address="'ATP Consoles'.G24"/>
          </calcext:conditional-format>
          <calcext:conditional-format calcext:target-range-address="'ATP Consoles'.G24:'ATP Consoles'.G24">
            <calcext:condition calcext:apply-style-name="BACKGROUND_KO" calcext:value="=[$CONFIG.$A$5]" calcext:base-cell-address="'ATP Consoles'.G24"/>
          </calcext:conditional-format>
          <calcext:conditional-format calcext:target-range-address="'ATP Consoles'.G24:'ATP Consoles'.G24">
            <calcext:condition calcext:apply-style-name="BACKGROUND_NYI" calcext:value="=[$CONFIG.$A$2]" calcext:base-cell-address="'ATP Consoles'.G24"/>
          </calcext:conditional-format>
        </calcext:conditional-formats>
      </table:table>
      <table:table table:name="ATP Collections" table:style-name="ta1" table:print="false">
        <office:forms form:automatic-focus="false" form:apply-design-mode="false"/>
        <table:table-column table:style-name="co3" table:default-cell-style-name="Default"/>
        <table:table-column table:style-name="co10" table:default-cell-style-name="ce26"/>
        <table:table-column table:style-name="co5" table:number-columns-repeated="4" table:default-cell-style-name="ce30"/>
        <table:table-column table:style-name="co6" table:default-cell-style-name="ce26"/>
        <table:table-column table:style-name="co11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6">
          <table:table-cell table:number-columns-repeated="1024"/>
        </table:table-row>
        <table:table-row table:style-name="ro26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6">
          <table:table-cell table:style-name="ce25"/>
          <table:table-cell table:style-name="ce28" office:value-type="string" calcext:value-type="string" table:number-columns-spanned="8" table:number-rows-spanned="1">
            <text:p>COLLECTIONS#LISTVIEW</text:p>
          </table:table-cell>
          <table:covered-table-cell table:number-columns-repeated="4" table:style-name="ce31"/>
          <table:covered-table-cell table:number-columns-repeated="2" table:style-name="ce27"/>
          <table:covered-table-cell table:style-name="ce31"/>
          <table:table-cell table:style-name="ce25" table:number-columns-repeated="1015"/>
        </table:table-row>
        <table:table-row table:style-name="ro10">
          <table:table-cell/>
          <table:table-cell table:style-name="ce29" office:value-type="string" calcext:value-type="string">
            <text:p>COLLECTIONS#LISTVIEW#001</text:p>
          </table:table-cell>
          <table:table-cell table:style-name="ce33" office:value-type="string" calcext:value-type="string">
            <text:p>ArcadeRoom launched.</text:p>
          </table:table-cell>
          <table:table-cell table:style-name="ce33" office:value-type="string" calcext:value-type="string">
            <text:p>Click on the collections tab.</text:p>
          </table:table-cell>
          <table:table-cell table:number-columns-repeated="2" table:style-name="ce32" office:value-type="string" calcext:value-type="string">
            <text:p>A list view, a tool bar and a search bar are displayed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COLLECTIONS#LISTVIEW#002</text:p>
          </table:table-cell>
          <table:table-cell table:style-name="ce33" office:value-type="string" calcext:value-type="string">
            <text:p>ArcadeRoom launched. </text:p>
            <text:p>Collections tab is selected.</text:p>
          </table:table-cell>
          <table:table-cell table:style-name="ce33" office:value-type="string" calcext:value-type="string">
            <text:p>Click on a collection entry.</text:p>
          </table:table-cell>
          <table:table-cell table:number-columns-repeated="2" table:style-name="ce32" office:value-type="string" calcext:value-type="string">
            <text:p>The grid layout displays the games of the selected collecti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acfb08c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COLLECTIONS#TOOLBAR</text:p>
          </table:table-cell>
          <table:covered-table-cell table:number-columns-repeated="4" table:style-name="ce31"/>
          <table:covered-table-cell table:style-name="ce68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11">
          <table:table-cell/>
          <table:table-cell table:style-name="ce29" office:value-type="string" calcext:value-type="string">
            <text:p>COLLECTIONS#TOOLBAR#001</text:p>
          </table:table-cell>
          <table:table-cell table:style-name="ce33" office:value-type="string" calcext:value-type="string">
            <text:p>ArcadeRoom launched. </text:p>
            <text:p>Collections tab is selected.</text:p>
          </table:table-cell>
          <table:table-cell table:style-name="ce33" office:value-type="string" calcext:value-type="string">
            <text:p>Click on the « + » button.</text:p>
          </table:table-cell>
          <table:table-cell table:number-columns-repeated="2" table:style-name="ce32" office:value-type="string" calcext:value-type="string">
            <text:p>A dialog window is displayed to ask a collection's name with an OK button and a Cancel butt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2">
          <table:table-cell/>
          <table:table-cell table:style-name="ce29" office:value-type="string" calcext:value-type="string">
            <text:p>COLLECTIONS#TOOLBAR#002</text:p>
          </table:table-cell>
          <table:table-cell table:style-name="ce33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33" office:value-type="string" calcext:value-type="string">
            <text:p>Enter a collection's name and click on the « OK » button.</text:p>
          </table:table-cell>
          <table:table-cell table:style-name="ce32" office:value-type="string" calcext:value-type="string">
            <text:p>The dialog window is closed and a new collection appears in the list view.</text:p>
          </table:table-cell>
          <table:table-cell table:style-name="ce32" office:value-type="string" calcext:value-type="string">
            <text:p>The list view has a new entry : the created collecti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Undoable action.</text:p>
          </table:table-cell>
          <table:table-cell table:number-columns-repeated="1015"/>
        </table:table-row>
        <table:table-row table:style-name="ro36">
          <table:table-cell/>
          <table:table-cell table:style-name="ce29" office:value-type="string" calcext:value-type="string">
            <text:p>COLLECTIONS#TOOLBAR#003</text:p>
          </table:table-cell>
          <table:table-cell table:style-name="ce33" office:value-type="string" calcext:value-type="string">
            <text:p>ArcadeRoom launched. </text:p>
            <text:p>Collections tab is selected. </text:p>
            <text:p>At least one collection has been created.</text:p>
            <text:p>Dialog window which asks the collection's name is displayed.</text:p>
          </table:table-cell>
          <table:table-cell table:style-name="ce33" office:value-type="string" calcext:value-type="string">
            <text:p>Enter a collection's name of an existing collection (previously created) and click on the « OK » button.</text:p>
          </table:table-cell>
          <table:table-cell table:style-name="ce32" office:value-type="string" calcext:value-type="string">
            <text:p>A warning window is displayed to indicate that a collection with this name already exists.</text:p>
            <text:p>No more collection is to be created.</text:p>
          </table:table-cell>
          <table:table-cell table:style-name="ce32" office:value-type="string" calcext:value-type="string">
            <text:p>The warning windows indicates that no more collection is created because the entered collection's name already exists.</text:p>
          </table:table-cell>
          <table:table-cell table:style-name="ce6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2">
          <table:table-cell/>
          <table:table-cell table:style-name="ce29" office:value-type="string" calcext:value-type="string">
            <text:p>COLLECTIONS#TOOLBAR#004</text:p>
          </table:table-cell>
          <table:table-cell table:style-name="ce33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33" office:value-type="string" calcext:value-type="string">
            <text:p>Enter a collection's name and click on the « Cancel » button.</text:p>
          </table:table-cell>
          <table:table-cell table:style-name="ce32" office:value-type="string" calcext:value-type="string">
            <text:p>The dialog window is closed and the list view does not contain a new collection.</text:p>
          </table:table-cell>
          <table:table-cell table:style-name="ce32" office:value-type="string" calcext:value-type="string">
            <text:p>The list view has not a new entry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7">
          <table:table-cell/>
          <table:table-cell table:style-name="ce29" office:value-type="string" calcext:value-type="string">
            <text:p>COLLECTIONS#TOOLBAR#005</text:p>
          </table:table-cell>
          <table:table-cell table:style-name="ce33" office:value-type="string" calcext:value-type="string">
            <text:p>ArcadeRoom launched. </text:p>
            <text:p>Collections tab is selected. </text:p>
            <text:p>A collection is selected.</text:p>
          </table:table-cell>
          <table:table-cell table:style-name="ce33" office:value-type="string" calcext:value-type="string">
            <text:p>Click on the « - » button.</text:p>
          </table:table-cell>
          <table:table-cell table:style-name="ce32" office:value-type="string" calcext:value-type="string">
            <text:p>A question windows (yes/no) is displayed to confirm the supression.</text:p>
          </table:table-cell>
          <table:table-cell table:style-name="ce32" office:value-type="string" calcext:value-type="string">
            <text:p>The question windows is displayed with a « yes » button and a « no » button.</text:p>
          </table:table-cell>
          <table:table-cell table:style-name="ce70" table:content-validation-name="val1" office:value-type="string" calcext:value-type="string">
            <text:p>KO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Question window no displayed.</text:p>
          </table:table-cell>
          <table:table-cell table:number-columns-repeated="1015"/>
        </table:table-row>
        <table:table-row table:style-name="ro38">
          <table:table-cell/>
          <table:table-cell table:style-name="ce29" office:value-type="string" calcext:value-type="string">
            <text:p>COLLECTIONS#TOOLBAR#006</text:p>
          </table:table-cell>
          <table:table-cell table:style-name="ce33" office:value-type="string" calcext:value-type="string">
            <text:p>ArcadeRoom launched. </text:p>
            <text:p>Collections tab is selected. </text:p>
            <text:p>A collection is selected.</text:p>
            <text:p><text:span text:style-name="T8">« - » button clicked.</text:span></text:p>
            <text:p><text:span text:style-name="T8">Question windows displayed.</text:span></text:p>
          </table:table-cell>
          <table:table-cell table:style-name="ce33" office:value-type="string" calcext:value-type="string">
            <text:p>Click on the « no » button.</text:p>
          </table:table-cell>
          <table:table-cell table:number-columns-repeated="2" table:style-name="ce32" office:value-type="string" calcext:value-type="string">
            <text:p>The collection is not removed from list view.</text:p>
          </table:table-cell>
          <table:table-cell table:style-name="ce71" table:content-validation-name="val1" office:value-type="string" calcext:value-type="string">
            <text:p>KO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Question window no displayed.</text:p>
          </table:table-cell>
          <table:table-cell table:number-columns-repeated="1015"/>
        </table:table-row>
        <table:table-row table:style-name="ro39">
          <table:table-cell/>
          <table:table-cell table:style-name="ce29" office:value-type="string" calcext:value-type="string">
            <text:p>COLLECTIONS#TOOLBAR#007</text:p>
          </table:table-cell>
          <table:table-cell table:style-name="ce33" office:value-type="string" calcext:value-type="string">
            <text:p>ArcadeRoom launched. </text:p>
            <text:p>Collections tab is selected. </text:p>
            <text:p>A collection is selected.</text:p>
            <text:p><text:span text:style-name="T8">« - » button clicked.</text:span></text:p>
            <text:p><text:span text:style-name="T8">Question windows displayed.</text:span></text:p>
          </table:table-cell>
          <table:table-cell table:style-name="ce33" office:value-type="string" calcext:value-type="string">
            <text:p>Click on the « yes » button.</text:p>
          </table:table-cell>
          <table:table-cell table:number-columns-repeated="2" table:style-name="ce32" office:value-type="string" calcext:value-type="string">
            <text:p>The collection is removed from list view.</text:p>
          </table:table-cell>
          <table:table-cell table:style-name="ce67" table:content-validation-name="val1" office:value-type="string" calcext:value-type="string">
            <text:p>KO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Question window no displayed.</text:p>
            <text:p>Undoable action.</text:p>
          </table:table-cell>
          <table:table-cell table:number-columns-repeated="1015"/>
        </table:table-row>
        <table:table-row table:style-name="ro2">
          <table:table-cell/>
          <table:table-cell table:style-name="ce28" office:value-type="string" calcext:value-type="string" table:number-columns-spanned="8" table:number-rows-spanned="1">
            <text:p>COLLECTIONS#SEARCHBAR</text:p>
          </table:table-cell>
          <table:covered-table-cell table:number-columns-repeated="4" table:style-name="Default"/>
          <table:covered-table-cell table:style-name="ce72"/>
          <table:covered-table-cell table:number-columns-repeated="2" table:style-name="Default"/>
          <table:table-cell table:number-columns-repeated="1015"/>
        </table:table-row>
        <table:table-row table:style-name="ro41">
          <table:table-cell/>
          <table:table-cell table:style-name="ce29" office:value-type="string" calcext:value-type="string">
            <text:p>COLLECTIONS#SEARCHBAR#001</text:p>
          </table:table-cell>
          <table:table-cell table:style-name="ce33" office:value-type="string" calcext:value-type="string">
            <text:p>ArcadeRoom launched. Collections tab is selected.</text:p>
          </table:table-cell>
          <table:table-cell table:style-name="ce33" office:value-type="string" calcext:value-type="string">
            <text:p>Enter a collection's name in the search bar and click on the « search » button.</text:p>
          </table:table-cell>
          <table:table-cell table:number-columns-repeated="2" table:style-name="ce32" office:value-type="string" calcext:value-type="string">
            <text:p>The collection with the searched name becomes selected and the grid layout displays the games of the selected collecti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/>
          <table:table-cell table:style-name="ce28" office:value-type="string" calcext:value-type="string" table:number-columns-spanned="8" table:number-rows-spanned="1">
            <text:p>COLLECTIONS#ROM</text:p>
          </table:table-cell>
          <table:covered-table-cell table:number-columns-repeated="4" table:style-name="Default"/>
          <table:covered-table-cell table:style-name="ce72"/>
          <table:covered-table-cell table:number-columns-repeated="2" table:style-name="Default"/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COLLECTIONS#ROM#001</text:p>
          </table:table-cell>
          <table:table-cell table:style-name="ce33" office:value-type="string" calcext:value-type="string">
            <text:p>ArcadeRoom launched. </text:p>
            <text:p>Grid layout displayed.</text:p>
          </table:table-cell>
          <table:table-cell table:style-name="ce33" office:value-type="string" calcext:value-type="string">
            <text:p>Click on a game with right button.</text:p>
          </table:table-cell>
          <table:table-cell table:number-columns-repeated="2" table:style-name="ce32" office:value-type="string" calcext:value-type="string">
            <text:p>Display a context menu to add/remove the game to/from a collecti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Test to do with no collection, one collection and more than one collection. </text:p>
            <text:p>Create a new collection#rom test ?</text:p>
          </table:table-cell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COLLECTIONS#ROM#002</text:p>
          </table:table-cell>
          <table:table-cell table:style-name="ce33" office:value-type="string" calcext:value-type="string">
            <text:p>ArcadeRoom launched. </text:p>
            <text:p>Context menu displayed.</text:p>
          </table:table-cell>
          <table:table-cell table:style-name="ce33" office:value-type="string" calcext:value-type="string">
            <text:p>Click on « add to collection_name » button.</text:p>
          </table:table-cell>
          <table:table-cell table:number-columns-repeated="2" table:style-name="ce32" office:value-type="string" calcext:value-type="string">
            <text:p>Add the game to the given collecti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COLLECTIONS#ROM#003</text:p>
          </table:table-cell>
          <table:table-cell table:style-name="ce33" office:value-type="string" calcext:value-type="string">
            <text:p>ArcadeRoom launched. </text:p>
            <text:p>Context menu displayed.</text:p>
          </table:table-cell>
          <table:table-cell table:style-name="ce33" office:value-type="string" calcext:value-type="string">
            <text:p>Click on « remove from collection_name » button.</text:p>
          </table:table-cell>
          <table:table-cell table:number-columns-repeated="2" table:style-name="ce32" office:value-type="string" calcext:value-type="string">
            <text:p>Remove the game from the given collecti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To do also directly when a collection is selected.</text:p>
            <text:p>Create a new collection#rom test ?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4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Collections'.G13:'ATP Collections'.G19 'ATP Collections'.G4:'ATP Collections'.G8 'ATP Collections'.G10:'ATP Collections'.G10">
            <calcext:condition calcext:apply-style-name="BACKGROUND_NYI" calcext:value="=[$CONFIG.$A$2]" calcext:base-cell-address="'ATP Collections'.G4"/>
          </calcext:conditional-format>
          <calcext:conditional-format calcext:target-range-address="'ATP Collections'.G13:'ATP Collections'.G19 'ATP Collections'.G4:'ATP Collections'.G8 'ATP Collections'.G10:'ATP Collections'.G10">
            <calcext:condition calcext:apply-style-name="BACKGROUND_KO" calcext:value="=[$CONFIG.$A$5]" calcext:base-cell-address="'ATP Collections'.G4"/>
          </calcext:conditional-format>
          <calcext:conditional-format calcext:target-range-address="'ATP Collections'.G13:'ATP Collections'.G19 'ATP Collections'.G4:'ATP Collections'.G8 'ATP Collections'.G10:'ATP Collections'.G10">
            <calcext:condition calcext:apply-style-name="BACKGROUND_OK" calcext:value="=[$CONFIG.$A$4]" calcext:base-cell-address="'ATP Collections'.G4"/>
          </calcext:conditional-format>
          <calcext:conditional-format calcext:target-range-address="'ATP Collections'.G9:'ATP Collections'.G9">
            <calcext:condition calcext:apply-style-name="BACKGROUND_NYI" calcext:value="=[$CONFIG.$A$2]" calcext:base-cell-address="'ATP Collections'.G9"/>
          </calcext:conditional-format>
          <calcext:conditional-format calcext:target-range-address="'ATP Collections'.G9:'ATP Collections'.G9">
            <calcext:condition calcext:apply-style-name="BACKGROUND_KO" calcext:value="=[$CONFIG.$A$5]" calcext:base-cell-address="'ATP Collections'.G9"/>
          </calcext:conditional-format>
          <calcext:conditional-format calcext:target-range-address="'ATP Collections'.G9:'ATP Collections'.G9">
            <calcext:condition calcext:apply-style-name="BACKGROUND_OK" calcext:value="=[$CONFIG.$A$4]" calcext:base-cell-address="'ATP Collections'.G9"/>
          </calcext:conditional-format>
          <calcext:conditional-format calcext:target-range-address="'ATP Collections'.G11:'ATP Collections'.G11">
            <calcext:condition calcext:apply-style-name="BACKGROUND_NYI" calcext:value="=[$CONFIG.$A$2]" calcext:base-cell-address="'ATP Collections'.G11"/>
          </calcext:conditional-format>
          <calcext:conditional-format calcext:target-range-address="'ATP Collections'.G11:'ATP Collections'.G11">
            <calcext:condition calcext:apply-style-name="BACKGROUND_KO" calcext:value="=[$CONFIG.$A$5]" calcext:base-cell-address="'ATP Collections'.G11"/>
          </calcext:conditional-format>
          <calcext:conditional-format calcext:target-range-address="'ATP Collections'.G11:'ATP Collections'.G11">
            <calcext:condition calcext:apply-style-name="BACKGROUND_OK" calcext:value="=[$CONFIG.$A$4]" calcext:base-cell-address="'ATP Collections'.G11"/>
          </calcext:conditional-format>
          <calcext:conditional-format calcext:target-range-address="'ATP Collections'.G12:'ATP Collections'.G12">
            <calcext:condition calcext:apply-style-name="BACKGROUND_NYI" calcext:value="=[$CONFIG.$A$2]" calcext:base-cell-address="'ATP Collections'.G12"/>
          </calcext:conditional-format>
          <calcext:conditional-format calcext:target-range-address="'ATP Collections'.G12:'ATP Collections'.G12">
            <calcext:condition calcext:apply-style-name="BACKGROUND_KO" calcext:value="=[$CONFIG.$A$5]" calcext:base-cell-address="'ATP Collections'.G12"/>
          </calcext:conditional-format>
          <calcext:conditional-format calcext:target-range-address="'ATP Collections'.G12:'ATP Collections'.G12">
            <calcext:condition calcext:apply-style-name="BACKGROUND_OK" calcext:value="=[$CONFIG.$A$4]" calcext:base-cell-address="'ATP Collections'.G12"/>
          </calcext:conditional-format>
        </calcext:conditional-formats>
      </table:table>
      <table:table table:name="SYNTHESIS" table:style-name="ta1" table:print="false">
        <table:table-column table:style-name="co1" table:default-cell-style-name="Default"/>
        <table:table-column table:style-name="co18" table:default-cell-style-name="Default"/>
        <table:table-row table:style-name="ro26">
          <table:table-cell table:number-columns-repeated="2"/>
        </table:table-row>
        <table:table-row table:style-name="ro40">
          <table:table-cell/>
          <table:table-cell office:value-type="string" calcext:value-type="string">
            <text:p>To do one day…</text:p>
          </table:table-cell>
        </table:table-row>
      </table:table>
      <table:table table:name="CONFI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74"/>
        <table:table-row table:style-name="ro2">
          <table:table-cell table:style-name="ce73" office:value-type="string" calcext:value-type="string">
            <text:p>SANCTION_LIST</text:p>
          </table:table-cell>
          <table:table-cell table:style-name="ce73" office:value-type="string" calcext:value-type="string">
            <text:p>BRANCHE_LIST</text:p>
          </table:table-cell>
        </table:table-row>
        <table:table-row table:style-name="ro2">
          <table:table-cell table:style-name="ce74" office:value-type="string" calcext:value-type="string">
            <text:p>NYI</text:p>
          </table:table-cell>
          <table:table-cell office:value-type="string" calcext:value-type="string">
            <text:p>DEVELOP (ce293b7)</text:p>
          </table:table-cell>
        </table:table-row>
        <table:table-row table:style-name="ro2">
          <table:table-cell table:style-name="ce74" office:value-type="string" calcext:value-type="string">
            <text:p>TO TEST</text:p>
          </table:table-cell>
          <table:table-cell office:value-type="string" calcext:value-type="string">
            <text:p>DEVELOP (5fe4b2a)</text:p>
          </table:table-cell>
        </table:table-row>
        <table:table-row table:style-name="ro2">
          <table:table-cell table:style-name="ce74" office:value-type="string" calcext:value-type="string">
            <text:p>OK</text:p>
          </table:table-cell>
          <table:table-cell office:value-type="string" calcext:value-type="string">
            <text:p>DEVELOP (5181cb0)</text:p>
          </table:table-cell>
        </table:table-row>
        <table:table-row table:style-name="ro2">
          <table:table-cell table:style-name="ce74" office:value-type="string" calcext:value-type="string">
            <text:p>KO</text:p>
          </table:table-cell>
          <table:table-cell office:value-type="string" calcext:value-type="string">
            <text:p>DEVELOP (2a97a3b)</text:p>
          </table:table-cell>
        </table:table-row>
        <table:table-row table:style-name="ro2">
          <table:table-cell/>
          <table:table-cell office:value-type="string" calcext:value-type="string">
            <text:p>DEVELOP (e9f8436)</text:p>
          </table:table-cell>
        </table:table-row>
        <table:table-row table:style-name="ro2">
          <table:table-cell/>
          <table:table-cell office:value-type="string" calcext:value-type="string">
            <text:p>DEVELOP (acfb08c)</text:p>
          </table:table-cell>
        </table:table-row>
        <table:table-row table:style-name="ro2">
          <table:table-cell/>
          <table:table-cell office:value-type="string" calcext:value-type="string">
            <text:p>MASTER</text:p>
          </table:table-cell>
        </table:table-row>
        <table:table-row table:style-name="ro2">
          <table:table-cell/>
          <table:table-cell office:value-type="string" calcext:value-type="string">
            <text:p>RELEASE_0.1</text:p>
          </table:table-cell>
        </table:table-row>
        <table:table-row table:style-name="ro2">
          <table:table-cell/>
          <table:table-cell office:value-type="string" calcext:value-type="string">
            <text:p>RELEASE_0.2</text:p>
          </table:table-cell>
        </table:table-row>
        <table:table-row table:style-name="ro2">
          <table:table-cell/>
          <table:table-cell table:style-name="ce75" office:value-type="string" calcext:value-type="string">
            <text:p>RELEASE_0.3</text:p>
          </table:table-cell>
        </table:table-row>
      </table:table>
      <table:table table:name="ATP Templat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ce30"/>
        <table:table-column table:style-name="co6" table:default-cell-style-name="ce26"/>
        <table:table-column table:style-name="co22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6">
          <table:table-cell table:number-columns-repeated="1024"/>
        </table:table-row>
        <table:table-row table:style-name="ro26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6">
          <table:table-cell table:style-name="ce25"/>
          <table:table-cell table:style-name="ce28" office:value-type="string" calcext:value-type="string" table:number-columns-spanned="8" table:number-rows-spanned="1">
            <text:p>ITEM1#SUBITEM</text:p>
          </table:table-cell>
          <table:covered-table-cell table:number-columns-repeated="4" table:style-name="ce31"/>
          <table:covered-table-cell table:number-columns-repeated="2" table:style-name="ce27"/>
          <table:covered-table-cell table:style-name="ce31"/>
          <table:table-cell table:style-name="ce25" table:number-columns-repeated="1015"/>
        </table:table-row>
        <table:table-row table:style-name="ro40">
          <table:table-cell/>
          <table:table-cell table:style-name="ce29" office:value-type="string" calcext:value-type="string">
            <text:p>ITEM1#SUBITEM#001</text:p>
          </table:table-cell>
          <table:table-cell table:style-name="ce32" table:number-columns-repeated="4"/>
          <table:table-cell table:style-name="ce76" table:content-validation-name="val1" office:value-type="string" calcext:value-type="string">
            <text:p>NYI</text:p>
          </table:table-cell>
          <table:table-cell table:style-name="ce22" table:content-validation-name="val2"/>
          <table:table-cell table:style-name="ce32"/>
          <table:table-cell table:number-columns-repeated="1015"/>
        </table:table-row>
        <table:table-row table:style-name="ro40">
          <table:table-cell/>
          <table:table-cell table:style-name="ce29" office:value-type="string" calcext:value-type="string">
            <text:p>ITEM1#SUBITEM#001</text:p>
          </table:table-cell>
          <table:table-cell table:style-name="ce32" table:number-columns-repeated="4"/>
          <table:table-cell table:style-name="ce76" table:content-validation-name="val1" office:value-type="string" calcext:value-type="string">
            <text:p>NYI</text:p>
          </table:table-cell>
          <table:table-cell table:style-name="ce22" table:content-validation-name="val2"/>
          <table:table-cell table:style-name="ce32"/>
          <table:table-cell table:number-columns-repeated="1015"/>
        </table:table-row>
        <table:table-row table:style-name="ro26">
          <table:table-cell table:style-name="ce25"/>
          <table:table-cell table:style-name="ce28" office:value-type="string" calcext:value-type="string" table:number-columns-spanned="8" table:number-rows-spanned="1">
            <text:p>ITEM2#SUBITEM</text:p>
          </table:table-cell>
          <table:covered-table-cell table:number-columns-repeated="4" table:style-name="ce31"/>
          <table:covered-table-cell table:style-name="ce77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40">
          <table:table-cell/>
          <table:table-cell table:style-name="ce29" office:value-type="string" calcext:value-type="string">
            <text:p>ITEM2#SUBITEM#001</text:p>
          </table:table-cell>
          <table:table-cell table:style-name="ce33" table:number-columns-repeated="4"/>
          <table:table-cell table:style-name="ce76" table:content-validation-name="val1" office:value-type="string" calcext:value-type="string">
            <text:p>NYI</text:p>
          </table:table-cell>
          <table:table-cell table:style-name="ce22" table:content-validation-name="val2"/>
          <table:table-cell table:style-name="ce32"/>
          <table:table-cell table:number-columns-repeated="1015"/>
        </table:table-row>
        <table:table-row table:style-name="ro40">
          <table:table-cell/>
          <table:table-cell table:style-name="ce29" office:value-type="string" calcext:value-type="string">
            <text:p>ITEM2#SUBITEM#001</text:p>
          </table:table-cell>
          <table:table-cell table:style-name="ce33" table:number-columns-repeated="2"/>
          <table:table-cell table:style-name="ce32" table:number-columns-repeated="2"/>
          <table:table-cell table:style-name="ce76" table:content-validation-name="val1" office:value-type="string" calcext:value-type="string">
            <text:p>NYI</text:p>
          </table:table-cell>
          <table:table-cell table:style-name="ce22" table:content-validation-name="val2"/>
          <table:table-cell table:style-name="ce32"/>
          <table:table-cell table:number-columns-repeated="1015"/>
        </table:table-row>
        <table:table-row table:style-name="ro40" table:number-rows-repeated="1048567">
          <table:table-cell table:number-columns-repeated="1024"/>
        </table:table-row>
        <table:table-row table:style-name="ro40">
          <table:table-cell table:number-columns-repeated="1024"/>
        </table:table-row>
        <calcext:conditional-formats>
          <calcext:conditional-format calcext:target-range-address="'ATP Template'.G4:'ATP Template'.G8">
            <calcext:condition calcext:apply-style-name="EMPTY" calcext:value="=0" calcext:base-cell-address="'ATP Template'.G4"/>
          </calcext:conditional-format>
        </calcext:conditional-formats>
      </table:table>
      <table:named-expressions>
        <table:named-range table:name="LIST_BRANCHE" table:base-cell-address="$SYNTHESIS.$B$2" table:cell-range-address="$CONFIG.$B$2:.$B$11"/>
        <table:named-range table:name="LIST_SANCTION" table:base-cell-address="$SYNTHESIS.$A$2" table:cell-range-address="$CONFIG.$A$2:.$A$5"/>
      </table:named-expressions>
      <table:database-ranges>
        <table:database-range table:name="__Anonymous_Sheet_DB__1" table:target-range-address="'ATP Menu Bar'.B2:'ATP Menu Bar'.I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cc"/>
    </style:style>
    <style:style style:name="Sans_20_nom2" style:display-name="Sans nom2" style:family="table-cell" style:parent-style-name="Default">
      <style:table-cell-properties fo:background-color="#579d1c"/>
    </style:style>
    <style:style style:name="BACKGROUND_5f_OK" style:display-name="BACKGROUND_OK" style:family="table-cell" style:parent-style-name="Default">
      <style:table-cell-properties fo:background-color="#579d1c"/>
    </style:style>
    <style:style style:name="BACKGROUND_5f_NYI" style:display-name="BACKGROUND_NYI" style:family="table-cell" style:parent-style-name="Default">
      <style:table-cell-properties fo:background-color="#ffffcc"/>
    </style:style>
    <style:style style:name="BACKGROUND_5f_KO" style:display-name="BACKGROUND_KO" style:family="table-cell" style:parent-style-name="Default">
      <style:table-cell-properties fo:background-color="#ff420e"/>
    </style:style>
    <style:style style:name="EMPTY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21:37:26.157164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</meta:initial-creator>
    <meta:creation-date>2016-01-12T12:58:38.72</meta:creation-date>
    <dc:date>2016-10-08T21:47:14.683575110</dc:date>
    <meta:editing-duration>PT10H35M42S</meta:editing-duration>
    <meta:editing-cycles>167</meta:editing-cycles>
    <meta:generator>LibreOffice/5.1.5.2$Linux_X86_64 LibreOffice_project/10$Build-2</meta:generator>
    <meta:document-statistic meta:table-count="11" meta:cell-count="723" meta:object-count="0"/>
  </office:meta>
</office:document-meta>
</file>